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ourier New" svg:font-family="'Courier New'"/>
    <style:font-face style:name="Courier New1" svg:font-family="'Courier New'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1.893cm"/>
      <style:paragraph-properties style:writing-mode="lr-tb"/>
    </style:style>
    <style:style style:name="gr3" style:family="graphic" style:parent-style-name="standard">
      <style:graphic-properties draw:stroke="none" draw:fill="none" fo:min-height="21.051cm"/>
      <style:paragraph-properties style:writing-mode="lr-tb"/>
    </style:style>
    <style:style style:name="gr4" style:family="graphic" style:parent-style-name="standard">
      <style:graphic-properties draw:stroke="none" draw:fill="none" fo:min-height="19.95cm"/>
      <style:paragraph-properties style:writing-mode="lr-tb"/>
    </style:style>
    <style:style style:name="gr5" style:family="graphic" style:parent-style-name="standard">
      <style:graphic-properties draw:stroke="none" draw:fill="none" fo:min-height="20.801cm"/>
      <style:paragraph-properties style:writing-mode="lr-tb"/>
    </style:style>
    <style:style style:name="gr6" style:family="graphic" style:parent-style-name="standard">
      <style:graphic-properties draw:stroke="none" draw:fill="none" fo:min-height="22.401cm"/>
      <style:paragraph-properties style:writing-mode="lr-tb"/>
    </style:style>
    <style:style style:name="gr7" style:family="graphic" style:parent-style-name="standard">
      <style:graphic-properties draw:stroke="none" draw:fill="none" fo:min-height="17.019cm"/>
      <style:paragraph-properties style:writing-mode="lr-tb"/>
    </style:style>
    <style:style style:name="gr8" style:family="graphic" style:parent-style-name="standard">
      <style:graphic-properties draw:stroke="none" draw:fill="none" fo:min-height="18.401cm"/>
      <style:paragraph-properties style:writing-mode="lr-tb"/>
    </style:style>
    <style:style style:name="gr9" style:family="graphic" style:parent-style-name="standard">
      <style:graphic-properties draw:stroke="none" draw:fill="none" fo:min-height="24.801cm"/>
      <style:paragraph-properties style:writing-mode="lr-tb"/>
    </style:style>
    <style:style style:name="gr10" style:family="graphic" style:parent-style-name="standard">
      <style:graphic-properties draw:stroke="none" draw:fill="none" fo:min-height="25.601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5.08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3.817cm"/>
      <style:paragraph-properties style:writing-mode="lr-tb"/>
    </style:style>
    <style:style style:name="pr4" style:family="presentation" style:parent-style-name="Default-title">
      <style:graphic-properties fo:min-height="3.817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4.799999237060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</style:style>
    <style:style style:name="P5" style:family="paragraph">
      <style:paragraph-properties style:text-autospace="none"/>
      <style:text-properties fo:font-size="21pt" style:font-size-asian="21pt" style:font-size-complex="21pt"/>
    </style:style>
    <style:style style:name="P6" style:family="paragraph">
      <style:paragraph-properties fo:margin-left="0cm" fo:margin-right="0cm" fo:margin-top="0cm" fo:margin-bottom="0cm" fo:line-height="100%" fo:text-indent="0cm" style:text-autospace="none"/>
      <style:text-properties fo:font-size="21pt" style:font-size-asian="21pt" style:font-size-complex="21pt"/>
    </style:style>
    <style:style style:name="P7" style:family="paragraph">
      <loext:graphic-properties draw:fill="none"/>
      <style:paragraph-properties style:text-autospace="none" style:writing-mode="lr-tb"/>
      <style:text-properties style:font-name="Courier New" fo:font-size="21pt" style:font-name-asian="Courier New" style:font-size-asian="21pt" style:font-name-complex="Courier New" style:font-size-complex="21pt"/>
    </style:style>
    <style:style style:name="P8" style:family="paragraph">
      <style:paragraph-properties style:text-autospace="none"/>
    </style:style>
    <style:style style:name="P9" style:family="paragraph">
      <style:paragraph-properties fo:margin-left="0cm" fo:margin-right="0cm" fo:margin-top="0cm" fo:margin-bottom="0cm" fo:line-height="100%" fo:text-indent="0cm" style:text-autospace="none"/>
    </style:style>
    <style:style style:name="P10" style:family="paragraph">
      <loext:graphic-properties draw:fill="none"/>
      <style:paragraph-properties style:text-autospace="none" style:writing-mode="lr-tb"/>
      <style:text-properties style:font-name="Courier New" fo:font-size="20pt" style:font-name-asian="Courier New" style:font-size-asian="20pt" style:font-name-complex="Courier New" style:font-size-complex="2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text-indent="0cm" style:text-autospace="none"/>
    </style:style>
    <style:style style:name="P13" style:family="paragraph">
      <loext:graphic-properties draw:fill="none"/>
      <style:paragraph-properties fo:margin-left="0cm" fo:margin-right="0cm" fo:text-indent="0cm" style:text-autospace="none" style:writing-mode="lr-tb"/>
      <style:text-properties style:font-name="Courier New" fo:font-size="20pt" style:font-name-asian="Courier New" style:font-size-asian="20pt" style:font-name-complex="Courier New" style:font-size-complex="20pt"/>
    </style:style>
    <style:style style:name="P14" style:family="paragraph">
      <loext:graphic-properties draw:fill-color="#ffffff"/>
    </style:style>
    <style:style style:name="T1" style:family="text">
      <style:text-properties fo:font-size="34.7999992370606pt"/>
    </style:style>
    <style:style style:name="T2" style:family="text">
      <style:text-properties fo:color="#7f0055" loext:opacity="100%" style:font-name="Courier New" fo:font-size="21pt" fo:font-weight="bold" style:font-name-asian="Courier New" style:font-size-asian="21pt" style:font-weight-asian="bold" style:font-name-complex="Courier New" style:font-size-complex="21pt" style:font-weight-complex="bold"/>
    </style:style>
    <style:style style:name="T3" style:family="text">
      <style:text-properties fo:color="#000000" loext:opacity="100%" style:font-name="Courier New" fo:font-size="21pt" style:font-name-asian="Courier New" style:font-size-asian="21pt" style:font-name-complex="Courier New" style:font-size-complex="21pt"/>
    </style:style>
    <style:style style:name="T4" style:family="text">
      <style:text-properties fo:color="#000000" loext:opacity="100%" style:font-name="Courier New" fo:font-size="21pt" fo:font-weight="bold" style:font-name-asian="Courier New" style:font-size-asian="21pt" style:font-weight-asian="bold" style:font-name-complex="Courier New" style:font-size-complex="21pt" style:font-weight-complex="bold"/>
    </style:style>
    <style:style style:name="T5" style:family="text">
      <style:text-properties fo:color="#6a3e3e" loext:opacity="100%" style:font-name="Courier New" fo:font-size="21pt" style:font-name-asian="Courier New" style:font-size-asian="21pt" style:font-name-complex="Courier New" style:font-size-complex="21pt"/>
    </style:style>
    <style:style style:name="T6" style:family="text">
      <style:text-properties fo:color="#3f7f5f" loext:opacity="100%" style:text-outline="false" style:text-line-through-style="none" style:text-line-through-type="none" style:font-name="Courier New" fo:font-size="21pt" fo:font-style="normal" fo:text-shadow="none" style:text-underline-style="none" fo:font-weight="bold" style:letter-kerning="true" style:font-name-asian="Courier New" style:font-size-asian="21pt" style:font-style-asian="normal" style:font-weight-asian="bold" style:font-name-complex="Courier New" style:font-size-complex="21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Courier New" fo:font-size="21pt" fo:font-style="normal" fo:text-shadow="none" style:text-underline-style="none" style:letter-kerning="true" style:font-name-asian="Courier New" style:font-size-asian="21pt" style:font-style-asian="normal" style:font-name-complex="Courier New" style:font-size-complex="21pt" style:font-style-complex="normal" style:text-emphasize="none" style:font-relief="none" style:text-overline-style="none" style:text-overline-color="font-color"/>
    </style:style>
    <style:style style:name="T8" style:family="text">
      <style:text-properties fo:color="#7f0055" loext:opacity="100%" style:text-outline="false" style:text-line-through-style="none" style:text-line-through-type="none" style:font-name="Courier New" fo:font-size="21pt" fo:font-style="normal" fo:text-shadow="none" style:text-underline-style="none" fo:font-weight="bold" style:letter-kerning="true" style:font-name-asian="Courier New" style:font-size-asian="21pt" style:font-style-asian="normal" style:font-weight-asian="bold" style:font-name-complex="Courier New" style:font-size-complex="21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Courier New" fo:font-size="21pt" fo:font-style="normal" fo:text-shadow="none" style:text-underline-style="none" fo:font-weight="normal" style:letter-kerning="true" style:font-name-asian="Courier New" style:font-size-asian="21pt" style:font-style-asian="normal" style:font-weight-asian="normal" style:font-name-complex="Courier New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6a3e3e" loext:opacity="100%" style:text-outline="false" style:text-line-through-style="none" style:text-line-through-type="none" style:font-name="Courier New" fo:font-size="21pt" fo:font-style="normal" fo:text-shadow="none" style:text-underline-style="none" fo:font-weight="normal" style:letter-kerning="true" style:font-name-asian="Courier New" style:font-size-asian="21pt" style:font-style-asian="normal" style:font-weight-asian="normal" style:font-name-complex="Courier New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a3e3e" loext:opacity="100%" style:text-outline="false" style:text-line-through-style="none" style:text-line-through-type="none" style:font-name="Courier New" fo:font-size="21pt" fo:font-style="normal" fo:text-shadow="none" style:text-underline-style="none" style:letter-kerning="true" style:font-name-asian="Courier New" style:font-size-asian="21pt" style:font-style-asian="normal" style:font-name-complex="Courier New" style:font-size-complex="21pt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Courier New" fo:font-size="21pt" style:font-name-asian="Courier New" style:font-size-asian="21pt" style:font-name-complex="Courier New" style:font-size-complex="21pt"/>
    </style:style>
    <style:style style:name="T13" style:family="text">
      <style:text-properties fo:color="#2a00ff" loext:opacity="100%" style:font-name="Courier New" fo:font-size="21pt" style:font-name-asian="Courier New" style:font-size-asian="21pt" style:font-name-complex="Courier New" style:font-size-complex="21pt"/>
    </style:style>
    <style:style style:name="T14" style:family="text">
      <style:text-properties fo:color="#0000c0" loext:opacity="100%" style:text-outline="false" style:text-line-through-style="none" style:text-line-through-type="none" style:font-name="Courier New" fo:font-size="21pt" fo:font-style="normal" fo:text-shadow="none" style:text-underline-style="none" fo:font-weight="normal" style:letter-kerning="true" style:font-name-asian="Courier New" style:font-size-asian="21pt" style:font-style-asian="normal" style:font-weight-asian="normal" style:font-name-complex="Courier New" style:font-size-complex="2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f7f5f" loext:opacity="100%" style:font-name="Courier New" fo:font-size="21pt" fo:font-weight="bold" style:font-name-asian="Courier New" style:font-size-asian="21pt" style:font-weight-asian="bold" style:font-name-complex="Courier New" style:font-size-complex="21pt" style:font-weight-complex="bold"/>
    </style:style>
    <style:style style:name="T16" style:family="text">
      <style:text-properties fo:color="#6a3e3e" loext:opacity="100%" style:font-name="Courier New" fo:font-size="21pt" style:text-underline-style="solid" style:text-underline-width="auto" style:text-underline-color="font-color" style:font-name-asian="Courier New" style:font-size-asian="21pt" style:font-name-complex="Courier New" style:font-size-complex="21pt"/>
    </style:style>
    <style:style style:name="T17" style:family="text">
      <style:text-properties fo:color="#000000" loext:opacity="100%" style:font-name="Courier New" fo:font-size="21pt" style:text-underline-style="solid" style:text-underline-width="auto" style:text-underline-color="font-color" style:font-name-asian="Courier New" style:font-size-asian="21pt" style:font-name-complex="Courier New" style:font-size-complex="21pt"/>
    </style:style>
    <style:style style:name="T18" style:family="text">
      <style:text-properties fo:color="#000000" loext:opacity="100%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3f7f5f" loext:opacity="100%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Courier New" style:font-size-asian="20pt" style:font-style-asian="normal" style:font-weight-asian="bold" style:font-name-complex="Courier New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3f7f5f" loext:opacity="100%" style:font-name="Courier New" fo:font-size="21pt" style:text-underline-style="none" fo:font-weight="bold" style:font-name-asian="Courier New" style:font-size-asian="21pt" style:font-weight-asian="bold" style:font-name-complex="Courier New" style:font-size-complex="21pt" style:font-weight-complex="bold"/>
    </style:style>
    <style:style style:name="T21" style:family="text">
      <style:text-properties fo:color="#7f0055" loext:opacity="100%" style:font-name="Courier New" fo:font-size="20pt" fo:font-weight="bold" style:font-name-asian="Courier New" style:font-size-asian="20pt" style:font-weight-asian="bold" style:font-name-complex="Courier New" style:font-size-complex="20pt" style:font-weight-complex="bold"/>
    </style:style>
    <style:style style:name="T22" style:family="text">
      <style:text-properties fo:color="#000000" loext:opacity="100%" style:font-name="Courier New" fo:font-size="20pt" style:font-name-asian="Courier New" style:font-size-asian="20pt" style:font-name-complex="Courier New" style:font-size-complex="20pt"/>
    </style:style>
    <style:style style:name="T23" style:family="text">
      <style:text-properties fo:color="#6a3e3e" loext:opacity="100%" style:font-name="Courier New" fo:font-size="20pt" style:font-name-asian="Courier New" style:font-size-asian="20pt" style:font-name-complex="Courier New" style:font-size-complex="20pt"/>
    </style:style>
    <style:style style:name="T24" style:family="text">
      <style:text-properties fo:color="#2a00ff" loext:opacity="100%" style:font-name="Courier New" fo:font-size="20pt" style:font-name-asian="Courier New" style:font-size-asian="20pt" style:font-name-complex="Courier New" style:font-size-complex="20pt"/>
    </style:style>
    <style:style style:name="T25" style:family="text">
      <style:text-properties style:font-name="Courier New" fo:font-size="20pt" style:font-name-asian="Courier New" style:font-size-asian="20pt" style:font-name-complex="Courier New" style:font-size-complex="20pt"/>
    </style:style>
    <style:style style:name="T26" style:family="text">
      <style:text-properties fo:color="#000000" loext:opacity="100%" style:text-outline="false" style:text-line-through-style="none" style:text-line-through-type="none" style:font-name="Courier New" fo:font-size="20pt" fo:font-style="normal" fo:text-shadow="none" style:text-underline-style="none" style:letter-kerning="true" style:font-name-asian="Courier New" style:font-size-asian="20pt" style:font-style-asian="normal" style:font-name-complex="Courier New" style:font-size-complex="20pt" style:font-style-complex="normal" style:text-emphasize="none" style:font-relief="none" style:text-overline-style="none" style:text-overline-color="font-color"/>
    </style:style>
    <style:style style:name="T27" style:family="text">
      <style:text-properties fo:color="#7f0055" loext:opacity="100%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Courier New" style:font-size-asian="20pt" style:font-style-asian="normal" style:font-weight-asian="bold" style:font-name-complex="Courier New" style:font-size-complex="2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6a3e3e" loext:opacity="100%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f7f5f" loext:opacity="100%" style:font-name="Courier New" fo:font-size="20pt" fo:font-weight="bold" style:font-name-asian="Courier New" style:font-size-asian="20pt" style:font-weight-asian="bold" style:font-name-complex="Courier New" style:font-size-complex="20pt" style:font-weight-complex="bold"/>
    </style:style>
    <style:style style:name="T30" style:family="text">
      <style:text-properties fo:color="#000000" loext:opacity="100%" style:text-outline="false" style:text-line-through-style="none" style:text-line-through-type="none" style:font-name="Courier New" fo:font-size="20pt" fo:text-shadow="none" style:text-underline-style="none" fo:font-weight="normal" style:letter-kerning="true" style:font-name-asian="Courier New" style:font-size-asian="20pt" style:font-weight-asian="normal" style:font-name-complex="Courier New" style:font-size-complex="20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Courier New" fo:font-size="20pt" fo:font-style="italic" fo:text-shadow="none" style:text-underline-style="none" fo:font-weight="normal" style:letter-kerning="true" style:font-name-asian="Courier New" style:font-size-asian="20pt" style:font-style-asian="italic" style:font-weight-asian="normal" style:font-name-complex="Courier New" style:font-size-complex="20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font-name="Courier New" fo:font-size="20pt" fo:font-style="italic" style:font-name-asian="Courier New" style:font-size-asian="20pt" style:font-style-asian="italic" style:font-name-complex="Courier New" style:font-size-complex="20pt" style:font-style-complex="italic"/>
    </style:style>
    <style:style style:name="T33" style:family="text">
      <style:text-properties fo:color="#0000c0" loext:opacity="100%" style:font-name="Courier New" fo:font-size="20pt" fo:font-style="italic" fo:font-weight="bold" style:font-name-asian="Courier New" style:font-size-asian="20pt" style:font-style-asian="italic" style:font-weight-asian="bold" style:font-name-complex="Courier New" style:font-size-complex="20pt" style:font-style-complex="italic" style:font-weight-complex="bold"/>
    </style:style>
    <style:style style:name="T34" style:family="text">
      <style:text-properties fo:color="#000000" loext:opacity="100%" style:font-name="Courier New" fo:font-size="20pt" fo:font-weight="bold" style:font-name-asian="Courier New" style:font-size-asian="20pt" style:font-weight-asian="bold" style:font-name-complex="Courier New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36.575cm" svg:height="15.087cm" svg:x="2.032cm" svg:y="5.349cm" presentation:class="subtitle">
          <draw:text-box>
            <text:p><text:span text:style-name="T1">We are moving toward the unification</text:span><text:span text:style-name="T1"><text:line-break/></text:span><text:span text:style-name="T1"> of OO and functional programming</text:span><text:span text:style-name="T1"><text:line-break/></text:span><text:span text:style-name="T1"><text:line-break/></text:span><text:span text:style-name="T1">How to encode the iconic Point/ColorPoint</text:span><text:span text:style-name="T1"><text:line-break/></text:span><text:span text:style-name="T1"> example without field updates?</text:span><text:span text:style-name="T1"><text:line-break/></text:span><text:span text:style-name="T1"/></text:p>
            <text:p><text:span text:style-name="T1"/></text:p>
            <text:p><text:span text:style-name="T1">Marco Servett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36.575cm" svg:height="15.087cm" svg:x="2.032cm" svg:y="5.349cm" presentation:class="subtitle">
          <draw:text-box>
            <text:p text:style-name="P3"><text:span text:style-name="T1">I’m starting to think this is like the expression problem because:</text:span></text:p>
            <text:p text:style-name="P3"><text:span text:style-name="T1"><text:line-break/></text:span><text:span text:style-name="T1">-many possible solutions</text:span><text:span text:style-name="T1"><text:line-break/></text:span><text:span text:style-name="T1">-all kind of unsatisfactory</text:span><text:span text:style-name="T1"><text:line-break/></text:span><text:span text:style-name="T1">-different kinds of methods</text:span><text:span text:style-name="T1"><text:line-break/></text:span><text:span text:style-name="T1"> <text:s text:c="2"/>may surprisingly not be suppor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41.315cm" svg:height="3.817cm" svg:x="5.092cm" svg:y="-0.789cm" presentation:class="title" presentation:user-transformed="true">
          <draw:text-box>
            <text:p>Set up:</text:p>
          </draw:text-box>
        </draw:frame>
        <draw:frame draw:style-name="gr2" draw:text-style-name="P7" draw:layer="layout" svg:width="39.708cm" svg:height="22.143cm" svg:x="0.424cm" svg:y="0.352cm">
          <draw:text-box>
            <text:p text:style-name="P5"><text:span text:style-name="T2">interface</text:span><text:span text:style-name="T3"> Point{</text:span></text:p>
            <text:p text:style-name="P5"><text:span text:style-name="T3"><text:s text:c="2"/></text:span><text:span text:style-name="T2">int</text:span><text:span text:style-name="T3"> x();</text:span></text:p>
            <text:p text:style-name="P5"><text:span text:style-name="T4"><text:s text:c="2"/></text:span><text:span text:style-name="T2">int</text:span><text:span text:style-name="T3"> y();</text:span></text:p>
            <text:p text:style-name="P5"><text:span text:style-name="T3"><text:s text:c="2"/></text:span><text:span text:style-name="T3">Point withX(</text:span><text:span text:style-name="T2">int</text:span><text:span text:style-name="T3"> </text:span><text:span text:style-name="T5">x</text:span><text:span text:style-name="T3">);</text:span></text:p>
            <text:p text:style-name="P5"><text:span text:style-name="T3"><text:s text:c="2"/></text:span><text:span text:style-name="T3">Point withY(</text:span><text:span text:style-name="T2">int</text:span><text:span text:style-name="T3"> </text:span><text:span text:style-name="T5">y</text:span><text:span text:style-name="T3">);</text:span></text:p>
            <text:p text:style-name="P5"><text:span text:style-name="T3"><text:s text:c="2"/></text:span><text:span text:style-name="T3">String id(); </text:span><text:span text:style-name="T6">//example method showing overriding on various kinds of points</text:span></text:p>
            <text:p text:style-name="P5"><text:span text:style-name="T3"><text:s text:c="2"/></text:span><text:span text:style-name="T2">default</text:span><text:span text:style-name="T3"> Point times(</text:span><text:span text:style-name="T2">int</text:span><text:span text:style-name="T3"> </text:span><text:span text:style-name="T5">r</text:span><text:span text:style-name="T3">){</text:span><text:span text:style-name="T2">return</text:span><text:span text:style-name="T3"> </text:span><text:span text:style-name="T2">this</text:span></text:p>
            <text:p text:style-name="P6"><text:span text:style-name="T7"><text:s text:c="4"/></text:span><text:span text:style-name="T7">.withX( </text:span><text:span text:style-name="T8">this</text:span><text:span text:style-name="T9">.x() * </text:span><text:span text:style-name="T10">r </text:span><text:span text:style-name="T9">) <text:s text:c="2"/></text:span><text:span text:style-name="T6">//example method body using withers to return a ‘Point’</text:span></text:p>
            <text:p text:style-name="P6"><text:span text:style-name="T7"><text:s text:c="4"/></text:span><text:span text:style-name="T7">.withY( </text:span><text:span text:style-name="T8">this</text:span><text:span text:style-name="T9">.y() * </text:span><text:span text:style-name="T10">r </text:span><text:span text:style-name="T9">); </text:span><text:span text:style-name="T6"><text:s/>//We want not to duplicate this body in ‘CPoint’</text:span></text:p>
            <text:p text:style-name="P5"><text:span text:style-name="T3"><text:s text:c="2"/></text:span><text:span text:style-name="T3">}</text:span></text:p>
            <text:p text:style-name="P6"><text:span text:style-name="T7"><text:s text:c="2"/></text:span><text:span text:style-name="T8">default</text:span><text:span text:style-name="T7"> Point max(</text:span><text:span text:style-name="T8">int</text:span><text:span text:style-name="T9"> </text:span><text:span text:style-name="T10">x</text:span><text:span text:style-name="T9">){</text:span><text:span text:style-name="T6">//example method body using withers and occasionally</text:span></text:p>
            <text:p text:style-name="P6"><text:span text:style-name="T7"><text:s text:c="4"/></text:span><text:span text:style-name="T8">if </text:span><text:span text:style-name="T7">( </text:span><text:span text:style-name="T8">this</text:span><text:span text:style-name="T7">.x() &gt; </text:span><text:span text:style-name="T11">x </text:span><text:span text:style-name="T7">){ </text:span><text:span text:style-name="T8">return</text:span><text:span text:style-name="T7"> </text:span><text:span text:style-name="T8">this</text:span><text:span text:style-name="T9">; }</text:span><text:span text:style-name="T6">//returning ‘this’</text:span></text:p>
            <text:p text:style-name="P5"><text:span text:style-name="T3"><text:s text:c="4"/></text:span><text:span text:style-name="T2">return</text:span><text:span text:style-name="T3"> </text:span><text:span text:style-name="T2">this</text:span><text:span text:style-name="T3">.withX(</text:span><text:span text:style-name="T5">x</text:span><text:span text:style-name="T3">);</text:span></text:p>
            <text:p text:style-name="P5"><text:span text:style-name="T3"><text:s text:c="4"/></text:span><text:span text:style-name="T3">}</text:span></text:p>
            <text:p text:style-name="P5"><text:span text:style-name="T12"><text:s text:c="2"/></text:span><text:span text:style-name="T12">}</text:span></text:p>
            <text:p text:style-name="P6"><text:span text:style-name="T8">record</text:span><text:span text:style-name="T7"> Point1(</text:span><text:span text:style-name="T8">int</text:span><text:span text:style-name="T7"> </text:span><text:span text:style-name="T11">x</text:span><text:span text:style-name="T7">, </text:span><text:span text:style-name="T8">int</text:span><text:span text:style-name="T7"> </text:span><text:span text:style-name="T11">y</text:span><text:span text:style-name="T7">) </text:span><text:span text:style-name="T8">implements</text:span><text:span text:style-name="T9"> Point{</text:span><text:span text:style-name="T6">//example implementations of points</text:span></text:p>
            <text:p text:style-name="P6"><text:span text:style-name="T7"><text:s text:c="2"/></text:span><text:span text:style-name="T8">public</text:span><text:span text:style-name="T7"> Point1 withX(</text:span><text:span text:style-name="T8">int</text:span><text:span text:style-name="T7"> </text:span><text:span text:style-name="T11">x</text:span><text:span text:style-name="T7">){ </text:span><text:span text:style-name="T8">return</text:span><text:span text:style-name="T7"> </text:span><text:span text:style-name="T8">new</text:span><text:span text:style-name="T7"> Point1(</text:span><text:span text:style-name="T11">x</text:span><text:span text:style-name="T7">,</text:span><text:span text:style-name="T8">this</text:span><text:span text:style-name="T9">.y()); }</text:span><text:span text:style-name="T6">//ideally, withX/Y could</text:span></text:p>
            <text:p text:style-name="P6"><text:span text:style-name="T7"><text:s text:c="2"/></text:span><text:span text:style-name="T8">public</text:span><text:span text:style-name="T7"> Point1 withY(</text:span><text:span text:style-name="T8">int</text:span><text:span text:style-name="T7"> </text:span><text:span text:style-name="T11">y</text:span><text:span text:style-name="T7">){ </text:span><text:span text:style-name="T8">return</text:span><text:span text:style-name="T7"> </text:span><text:span text:style-name="T8">new</text:span><text:span text:style-name="T7"> Point1(</text:span><text:span text:style-name="T8">this</text:span><text:span text:style-name="T9">.x(),</text:span><text:span text:style-name="T10">y</text:span><text:span text:style-name="T9">); }</text:span><text:span text:style-name="T6">//be auto-generated</text:span></text:p>
            <text:p text:style-name="P5"><text:span text:style-name="T3"><text:s text:c="2"/></text:span><text:span text:style-name="T2">public</text:span><text:span text:style-name="T3"> String id(){ </text:span><text:span text:style-name="T2">return</text:span><text:span text:style-name="T3"> </text:span><text:span text:style-name="T13">"Point1"</text:span><text:span text:style-name="T3">; }</text:span></text:p>
            <text:p text:style-name="P5"><text:span text:style-name="T3">}</text:span></text:p>
            <text:p text:style-name="P6"><text:span text:style-name="T8">record</text:span><text:span text:style-name="T7"> Point2(</text:span><text:span text:style-name="T8">int</text:span><text:span text:style-name="T7"> </text:span><text:span text:style-name="T11">x</text:span><text:span text:style-name="T7">, </text:span><text:span text:style-name="T8">int</text:span><text:span text:style-name="T7"> </text:span><text:span text:style-name="T11">y</text:span><text:span text:style-name="T7">) </text:span><text:span text:style-name="T8">implements</text:span><text:span text:style-name="T9"> Point{</text:span><text:span text:style-name="T6">//We could also use anonymous classes</text:span></text:p>
            <text:p text:style-name="P6"><text:span text:style-name="T7"><text:s text:c="2"/></text:span><text:span text:style-name="T8">public</text:span><text:span text:style-name="T7"> Point2 withX(</text:span><text:span text:style-name="T8">int</text:span><text:span text:style-name="T7"> </text:span><text:span text:style-name="T11">x</text:span><text:span text:style-name="T7">){ </text:span><text:span text:style-name="T8">return</text:span><text:span text:style-name="T7"> </text:span><text:span text:style-name="T8">new</text:span><text:span text:style-name="T7"> Point2(</text:span><text:span text:style-name="T11">x</text:span><text:span text:style-name="T7">,</text:span><text:span text:style-name="T8">this</text:span><text:span text:style-name="T9">.y()); }</text:span><text:span text:style-name="T6">//!</text:span></text:p>
            <text:p text:style-name="P6"><text:span text:style-name="T7"><text:s text:c="2"/></text:span><text:span text:style-name="T8">public</text:span><text:span text:style-name="T7"> Point2 withY(</text:span><text:span text:style-name="T8">int</text:span><text:span text:style-name="T7"> </text:span><text:span text:style-name="T11">y</text:span><text:span text:style-name="T7">){ </text:span><text:span text:style-name="T8">return</text:span><text:span text:style-name="T7"> </text:span><text:span text:style-name="T8">new</text:span><text:span text:style-name="T7"> Point2(</text:span><text:span text:style-name="T8">this</text:span><text:span text:style-name="T9">.x(),</text:span><text:span text:style-name="T10">y</text:span><text:span text:style-name="T9">); }</text:span><text:span text:style-name="T6">//!</text:span></text:p>
            <text:p text:style-name="P5"><text:span text:style-name="T3"><text:s text:c="2"/></text:span><text:span text:style-name="T2">public</text:span><text:span text:style-name="T3"> String id(){ </text:span><text:span text:style-name="T2">return</text:span><text:span text:style-name="T3"> </text:span><text:span text:style-name="T13">"Point2"</text:span><text:span text:style-name="T3">; }</text:span></text:p>
            <text:p text:style-name="P5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41.315cm" svg:height="3.817cm" svg:x="5.092cm" svg:y="-0.789cm" presentation:class="title" presentation:user-transformed="true">
          <draw:text-box>
            <text:p>Set up:</text:p>
          </draw:text-box>
        </draw:frame>
        <draw:frame draw:style-name="gr3" draw:text-style-name="P10" draw:layer="layout" svg:width="39.454cm" svg:height="21.301cm" svg:x="0.424cm" svg:y="0.352cm">
          <draw:text-box>
            <text:p text:style-name="P8"><text:span text:style-name="T2">interface</text:span><text:span text:style-name="T3"> CPoint </text:span><text:span text:style-name="T2">extends</text:span><text:span text:style-name="T3"> Point{</text:span></text:p>
            <text:p text:style-name="P8"><text:span text:style-name="T3"><text:s text:c="2"/></text:span><text:span text:style-name="T3">String color();</text:span></text:p>
            <text:p text:style-name="P8"><text:span text:style-name="T3"><text:s text:c="2"/></text:span><text:span text:style-name="T3">CPoint withColor(String </text:span><text:span text:style-name="T5">c</text:span><text:span text:style-name="T3">);</text:span></text:p>
            <text:p text:style-name="P9"><text:span text:style-name="T7"><text:s text:c="2"/></text:span><text:span text:style-name="T7">CPoint withX(</text:span><text:span text:style-name="T8">int</text:span><text:span text:style-name="T9"> </text:span><text:span text:style-name="T10">x</text:span><text:span text:style-name="T9">);</text:span><text:span text:style-name="T6">//return type refinement</text:span></text:p>
            <text:p text:style-name="P9"><text:span text:style-name="T7"><text:s text:c="2"/></text:span><text:span text:style-name="T7">CPoint withY(</text:span><text:span text:style-name="T8">int</text:span><text:span text:style-name="T9"> </text:span><text:span text:style-name="T10">y</text:span><text:span text:style-name="T9">);</text:span><text:span text:style-name="T6">//could it be autogenerated? No record here</text:span></text:p>
            <text:p text:style-name="P9"><text:span text:style-name="T9"/></text:p>
            <text:p text:style-name="P9"><text:span text:style-name="T12">}</text:span></text:p>
            <text:p text:style-name="P8"><text:span text:style-name="T2">record</text:span><text:span text:style-name="T3"> CPoint1(</text:span><text:span text:style-name="T2">int</text:span><text:span text:style-name="T3"> </text:span><text:span text:style-name="T5">x</text:span><text:span text:style-name="T3">, </text:span><text:span text:style-name="T2">int</text:span><text:span text:style-name="T3"> </text:span><text:span text:style-name="T5">y</text:span><text:span text:style-name="T3">,String </text:span><text:span text:style-name="T5">color</text:span><text:span text:style-name="T3">) </text:span><text:span text:style-name="T2">implements</text:span><text:span text:style-name="T3"> CPoint{</text:span></text:p>
            <text:p text:style-name="P9"><text:span text:style-name="T7"><text:s text:c="2"/></text:span><text:span text:style-name="T8">public</text:span><text:span text:style-name="T7"> CPoint withX(</text:span><text:span text:style-name="T8">int</text:span><text:span text:style-name="T7"> </text:span><text:span text:style-name="T11">x</text:span><text:span text:style-name="T7">){ </text:span><text:span text:style-name="T8">return</text:span><text:span text:style-name="T7"> </text:span><text:span text:style-name="T8">new</text:span><text:span text:style-name="T7"> CPoint1(</text:span><text:span text:style-name="T11">x</text:span><text:span text:style-name="T7">,</text:span><text:span text:style-name="T8">this</text:span><text:span text:style-name="T7">.y(),</text:span><text:span text:style-name="T8">this</text:span><text:span text:style-name="T9">.color()); }</text:span><text:span text:style-name="T6">//!</text:span></text:p>
            <text:p text:style-name="P9"><text:span text:style-name="T7"><text:s text:c="2"/></text:span><text:span text:style-name="T8">public</text:span><text:span text:style-name="T7"> CPoint withY(</text:span><text:span text:style-name="T8">int</text:span><text:span text:style-name="T7"> </text:span><text:span text:style-name="T11">y</text:span><text:span text:style-name="T7">){ </text:span><text:span text:style-name="T8">return</text:span><text:span text:style-name="T7"> </text:span><text:span text:style-name="T8">new</text:span><text:span text:style-name="T7"> CPoint1(</text:span><text:span text:style-name="T8">this</text:span><text:span text:style-name="T7">.x(),</text:span><text:span text:style-name="T11">y</text:span><text:span text:style-name="T7">,</text:span><text:span text:style-name="T8">this</text:span><text:span text:style-name="T9">.color()); }</text:span><text:span text:style-name="T6">//!</text:span></text:p>
            <text:p text:style-name="P9"><text:span text:style-name="T7"><text:s text:c="2"/></text:span><text:span text:style-name="T8">public</text:span><text:span text:style-name="T7"> CPoint withColor(String </text:span><text:span text:style-name="T11">c</text:span><text:span text:style-name="T7">){ </text:span><text:span text:style-name="T8">return</text:span><text:span text:style-name="T7"> </text:span><text:span text:style-name="T8">new</text:span><text:span text:style-name="T7"> CPoint1(</text:span><text:span text:style-name="T8">this</text:span><text:span text:style-name="T7">.x(),</text:span><text:span text:style-name="T8">this</text:span><text:span text:style-name="T9">.y(),</text:span><text:span text:style-name="T14">color</text:span><text:span text:style-name="T9">); }</text:span><text:span text:style-name="T6">//!</text:span></text:p>
            <text:p text:style-name="P8"><text:span text:style-name="T3"><text:s text:c="2"/></text:span><text:span text:style-name="T2">public</text:span><text:span text:style-name="T3"> String id(){ </text:span><text:span text:style-name="T2">return</text:span><text:span text:style-name="T3"> </text:span><text:span text:style-name="T13">"CPoint1"</text:span><text:span text:style-name="T3">; }</text:span></text:p>
            <text:p text:style-name="P8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41.315cm" svg:height="3.817cm" svg:x="5.092cm" svg:y="-0.789cm" presentation:class="title" presentation:user-transformed="true">
          <draw:text-box>
            <text:p>Set up:</text:p>
          </draw:text-box>
        </draw:frame>
        <draw:frame draw:style-name="gr3" draw:text-style-name="P10" draw:layer="layout" svg:width="39.454cm" svg:height="21.301cm" svg:x="0.424cm" svg:y="0.352cm">
          <draw:text-box>
            <text:p text:style-name="P8"><text:span text:style-name="T2">interface</text:span><text:span text:style-name="T3"> CPoint </text:span><text:span text:style-name="T2">extends</text:span><text:span text:style-name="T3"> Point{</text:span></text:p>
            <text:p text:style-name="P8"><text:span text:style-name="T3"><text:s text:c="2"/></text:span><text:span text:style-name="T3">String color();</text:span></text:p>
            <text:p text:style-name="P8"><text:span text:style-name="T3"><text:s text:c="2"/></text:span><text:span text:style-name="T3">CPoint withColor(String </text:span><text:span text:style-name="T5">c</text:span><text:span text:style-name="T3">);</text:span></text:p>
            <text:p text:style-name="P9"><text:span text:style-name="T7"><text:s text:c="2"/></text:span><text:span text:style-name="T7">CPoint withX(</text:span><text:span text:style-name="T8">int</text:span><text:span text:style-name="T9"> </text:span><text:span text:style-name="T10">x</text:span><text:span text:style-name="T9">);</text:span><text:span text:style-name="T6">//return type refinement</text:span></text:p>
            <text:p text:style-name="P9"><text:span text:style-name="T7"><text:s text:c="2"/></text:span><text:span text:style-name="T7">CPoint withY(</text:span><text:span text:style-name="T8">int</text:span><text:span text:style-name="T9"> </text:span><text:span text:style-name="T10">y</text:span><text:span text:style-name="T9">);</text:span><text:span text:style-name="T6">//could it be autogenerated? No record here</text:span></text:p>
            <text:p text:style-name="P9"><text:span text:style-name="T9"/></text:p>
            <text:p text:style-name="P9"><text:span text:style-name="T12">}</text:span></text:p>
            <text:p text:style-name="P8"><text:span text:style-name="T2">record</text:span><text:span text:style-name="T3"> CPoint1(</text:span><text:span text:style-name="T2">int</text:span><text:span text:style-name="T3"> </text:span><text:span text:style-name="T5">x</text:span><text:span text:style-name="T3">, </text:span><text:span text:style-name="T2">int</text:span><text:span text:style-name="T3"> </text:span><text:span text:style-name="T5">y</text:span><text:span text:style-name="T3">,String </text:span><text:span text:style-name="T5">color</text:span><text:span text:style-name="T3">) </text:span><text:span text:style-name="T2">implements</text:span><text:span text:style-name="T3"> CPoint{</text:span></text:p>
            <text:p text:style-name="P9"><text:span text:style-name="T7"><text:s text:c="2"/></text:span><text:span text:style-name="T8">public</text:span><text:span text:style-name="T7"> CPoint withX(</text:span><text:span text:style-name="T8">int</text:span><text:span text:style-name="T7"> </text:span><text:span text:style-name="T11">x</text:span><text:span text:style-name="T7">){ </text:span><text:span text:style-name="T8">return</text:span><text:span text:style-name="T7"> </text:span><text:span text:style-name="T8">new</text:span><text:span text:style-name="T7"> CPoint1(</text:span><text:span text:style-name="T11">x</text:span><text:span text:style-name="T7">,</text:span><text:span text:style-name="T8">this</text:span><text:span text:style-name="T7">.y(),</text:span><text:span text:style-name="T8">this</text:span><text:span text:style-name="T9">.color()); }</text:span><text:span text:style-name="T6">//!</text:span></text:p>
            <text:p text:style-name="P9"><text:span text:style-name="T7"><text:s text:c="2"/></text:span><text:span text:style-name="T8">public</text:span><text:span text:style-name="T7"> CPoint withY(</text:span><text:span text:style-name="T8">int</text:span><text:span text:style-name="T7"> </text:span><text:span text:style-name="T11">y</text:span><text:span text:style-name="T7">){ </text:span><text:span text:style-name="T8">return</text:span><text:span text:style-name="T7"> </text:span><text:span text:style-name="T8">new</text:span><text:span text:style-name="T7"> CPoint1(</text:span><text:span text:style-name="T8">this</text:span><text:span text:style-name="T7">.x(),</text:span><text:span text:style-name="T11">y</text:span><text:span text:style-name="T7">,</text:span><text:span text:style-name="T8">this</text:span><text:span text:style-name="T9">.color()); }</text:span><text:span text:style-name="T6">//!</text:span></text:p>
            <text:p text:style-name="P9"><text:span text:style-name="T7"><text:s text:c="2"/></text:span><text:span text:style-name="T8">public</text:span><text:span text:style-name="T7"> CPoint withColor(String </text:span><text:span text:style-name="T11">c</text:span><text:span text:style-name="T7">){ </text:span><text:span text:style-name="T8">return</text:span><text:span text:style-name="T7"> </text:span><text:span text:style-name="T8">new</text:span><text:span text:style-name="T7"> CPoint1(</text:span><text:span text:style-name="T8">this</text:span><text:span text:style-name="T7">.x(),</text:span><text:span text:style-name="T8">this</text:span><text:span text:style-name="T9">.y(),</text:span><text:span text:style-name="T14">color</text:span><text:span text:style-name="T9">); }</text:span><text:span text:style-name="T6">//!</text:span></text:p>
            <text:p text:style-name="P8"><text:span text:style-name="T3"><text:s text:c="2"/></text:span><text:span text:style-name="T2">public</text:span><text:span text:style-name="T3"> String id(){ </text:span><text:span text:style-name="T2">return</text:span><text:span text:style-name="T3"> </text:span><text:span text:style-name="T13">"CPoint1"</text:span><text:span text:style-name="T3">; }</text:span></text:p>
            <text:p text:style-name="P8"><text:span text:style-name="T3">}</text:span></text:p>
            <text:p text:style-name="P8"><text:span text:style-name="T12"/></text:p>
            <text:p text:style-name="P8"><text:span text:style-name="T2">public</text:span><text:span text:style-name="T3"> </text:span><text:span text:style-name="T2">class</text:span><text:span text:style-name="T3"> Example {</text:span></text:p>
            <text:p text:style-name="P8"><text:span text:style-name="T3"><text:s text:c="2"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</text:span><text:span text:style-name="T5">a</text:span><text:span text:style-name="T3">){</text:span></text:p>
            <text:p text:style-name="P8"><text:span text:style-name="T3"><text:s text:c="4"/></text:span><text:span text:style-name="T3">Point </text:span><text:span text:style-name="T5">p</text:span><text:span text:style-name="T3">= </text:span><text:span text:style-name="T2">new</text:span><text:span text:style-name="T3"> Point1(1, 2);</text:span><text:span text:style-name="T15">//or Point2</text:span></text:p>
            <text:p text:style-name="P8"><text:span text:style-name="T3"><text:s text:c="4"/></text:span><text:span text:style-name="T5">p </text:span><text:span text:style-name="T3">= </text:span><text:span text:style-name="T5">p</text:span><text:span text:style-name="T3">.withX(0);</text:span></text:p>
            <text:p text:style-name="P8"><text:span text:style-name="T3"><text:s text:c="4"/></text:span><text:span text:style-name="T5">p </text:span><text:span text:style-name="T3">= </text:span><text:span text:style-name="T5">p</text:span><text:span text:style-name="T3">.times(5);</text:span><text:span text:style-name="T15">//all good</text:span></text:p>
            <text:p text:style-name="P8"><text:span text:style-name="T3"><text:s text:c="4"/></text:span><text:span text:style-name="T3">CPoint </text:span><text:span text:style-name="T5">cp</text:span><text:span text:style-name="T3">= </text:span><text:span text:style-name="T2">new</text:span><text:span text:style-name="T3"> CPoint1(1, 2, </text:span><text:span text:style-name="T13">"red"</text:span><text:span text:style-name="T3">);</text:span></text:p>
            <text:p text:style-name="P8"><text:span text:style-name="T3"><text:s text:c="4"/></text:span><text:span text:style-name="T5">cp </text:span><text:span text:style-name="T3">= </text:span><text:span text:style-name="T5">cp</text:span><text:span text:style-name="T3">.withX(3);</text:span><text:span text:style-name="T15">//Works, but directly overridden</text:span></text:p>
            <text:p text:style-name="P8"><text:span text:style-name="T3"><text:s text:c="4"/></text:span><text:span text:style-name="T5">cp </text:span><text:span text:style-name="T3">= </text:span><text:span text:style-name="T16">cp</text:span><text:span text:style-name="T17">.times(4)</text:span><text:span text:style-name="T3">;</text:span><text:span text:style-name="T15">//Type error: ‘times’ returns a Point</text:span></text:p>
            <text:p text:style-name="P9"><text:span text:style-name="T9"><text:s text:c="2"/></text:span><text:span text:style-name="T9">} <text:s text:c="3"/></text:span><text:span text:style-name="T6">//We can not do code reuse involving calling the withers.</text:span></text:p>
            <text:p text:style-name="P9"><text:span text:style-name="T9">} </text:span><text:span text:style-name="T18"><text:s text:c="5"/></text:span><text:span text:style-name="T19">//But with setters, code reuse would be no problem. Is this a limitation of FP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4" draw:text-style-name="P7" draw:layer="layout" svg:width="37.586cm" svg:height="20.2cm" svg:x="0.424cm" svg:y="0.352cm">
          <draw:text-box>
            <text:p text:style-name="P5"><text:span text:style-name="T2">interface</text:span><text:span text:style-name="T3"> Point&lt;S&gt;{</text:span></text:p>
            <text:p text:style-name="P5"><text:span text:style-name="T3"><text:s text:c="2"/></text:span><text:span text:style-name="T2">int</text:span><text:span text:style-name="T3"> x();</text:span></text:p>
            <text:p text:style-name="P5"><text:span text:style-name="T4"><text:s text:c="2"/></text:span><text:span text:style-name="T2">int</text:span><text:span text:style-name="T3"> y();</text:span></text:p>
            <text:p text:style-name="P5"><text:span text:style-name="T3"><text:s text:c="2"/></text:span><text:span text:style-name="T3">S withX(</text:span><text:span text:style-name="T2">int</text:span><text:span text:style-name="T3"> </text:span><text:span text:style-name="T5">x</text:span><text:span text:style-name="T3">);</text:span></text:p>
            <text:p text:style-name="P5"><text:span text:style-name="T3"><text:s text:c="2"/></text:span><text:span text:style-name="T3">S withY(</text:span><text:span text:style-name="T2">int</text:span><text:span text:style-name="T3"> </text:span><text:span text:style-name="T5">y</text:span><text:span text:style-name="T3">);</text:span></text:p>
            <text:p text:style-name="P5"><text:span text:style-name="T3"/></text:p>
            <text:p text:style-name="P5"><text:span text:style-name="T3"><text:s text:c="2"/></text:span><text:span text:style-name="T3">String id();</text:span></text:p>
            <text:p text:style-name="P5"><text:span text:style-name="T3"/></text:p>
            <text:p text:style-name="P5"><text:span text:style-name="T3"><text:s text:c="2"/></text:span><text:span text:style-name="T2">default</text:span><text:span text:style-name="T3"> S times(</text:span><text:span text:style-name="T2">int</text:span><text:span text:style-name="T3"> </text:span><text:span text:style-name="T5">r</text:span><text:span text:style-name="T3">){</text:span><text:span text:style-name="T2">return</text:span><text:span text:style-name="T3"> </text:span><text:span text:style-name="T2">this</text:span></text:p>
            <text:p text:style-name="P5"><text:span text:style-name="T3"><text:s text:c="4"/></text:span><text:span text:style-name="T3">.withX(</text:span><text:span text:style-name="T2">this</text:span><text:span text:style-name="T3">.x()*</text:span><text:span text:style-name="T5">r</text:span><text:span text:style-name="T3">)</text:span><text:span text:style-name="T15">//</text:span><text:span text:style-name="T20">ok</text:span></text:p>
            <text:p text:style-name="P5"><text:span text:style-name="T3"><text:s text:c="4"/></text:span><text:span text:style-name="T3">.withY(</text:span><text:span text:style-name="T2">this</text:span><text:span text:style-name="T3">.y()*</text:span><text:span text:style-name="T5">r</text:span><text:span text:style-name="T3">);</text:span><text:span text:style-name="T15">//does S has a withY?</text:span></text:p>
            <text:p text:style-name="P5"><text:span text:style-name="T3"><text:s text:c="2"/></text:span><text:span text:style-name="T3">}</text:span></text:p>
            <text:p text:style-name="P5"><text:span text:style-name="T3"><text:s text:c="2"/></text:span><text:span text:style-name="T2">default</text:span><text:span text:style-name="T3"> S max(</text:span><text:span text:style-name="T2">int</text:span><text:span text:style-name="T3"> </text:span><text:span text:style-name="T5">x</text:span><text:span text:style-name="T3">){</text:span></text:p>
            <text:p text:style-name="P5"><text:span text:style-name="T3"><text:s text:c="4"/></text:span><text:span text:style-name="T2">if</text:span><text:span text:style-name="T3">(</text:span><text:span text:style-name="T2">this</text:span><text:span text:style-name="T3">.x()&gt;</text:span><text:span text:style-name="T5">x</text:span><text:span text:style-name="T3">){ </text:span><text:span text:style-name="T2">return</text:span><text:span text:style-name="T3"> </text:span><text:span text:style-name="T2">this</text:span><text:span text:style-name="T3">; }</text:span></text:p>
            <text:p text:style-name="P5"><text:span text:style-name="T3"><text:s text:c="4"/></text:span><text:span text:style-name="T2">return</text:span><text:span text:style-name="T3"> </text:span><text:span text:style-name="T2">this</text:span><text:span text:style-name="T3">.withX(</text:span><text:span text:style-name="T5">x</text:span><text:span text:style-name="T3">);</text:span></text:p>
            <text:p text:style-name="P5"><text:span text:style-name="T3"><text:s text:c="2"/></text:span><text:span text:style-name="T3">}</text:span></text:p>
            <text:p text:style-name="P5"><text:span text:style-name="T12">}</text:span></text:p>
            <text:p text:style-name="P5"><text:span text:style-name="T12"/></text:p>
            <text:p text:style-name="P5"><text:span text:style-name="T2">record</text:span><text:span text:style-name="T3"> Point1(</text:span><text:span text:style-name="T2">int</text:span><text:span text:style-name="T3"> </text:span><text:span text:style-name="T5">x</text:span><text:span text:style-name="T3">, </text:span><text:span text:style-name="T2">int</text:span><text:span text:style-name="T3"> </text:span><text:span text:style-name="T5">y</text:span><text:span text:style-name="T3">) </text:span><text:span text:style-name="T2">implements</text:span><text:span text:style-name="T3"> Point&lt;Point1&gt;{</text:span></text:p>
            <text:p text:style-name="P6"><text:span text:style-name="T7"><text:s text:c="2"/></text:span><text:span text:style-name="T8">public</text:span><text:span text:style-name="T7"> Point1 withX(</text:span><text:span text:style-name="T8">int</text:span><text:span text:style-name="T7"> </text:span><text:span text:style-name="T11">x</text:span><text:span text:style-name="T7">){ </text:span><text:span text:style-name="T8">return</text:span><text:span text:style-name="T7"> </text:span><text:span text:style-name="T8">new</text:span><text:span text:style-name="T7"> Point1(</text:span><text:span text:style-name="T11">x</text:span><text:span text:style-name="T7">,</text:span><text:span text:style-name="T8">this</text:span><text:span text:style-name="T9">.y()); }</text:span><text:span text:style-name="T15">//!</text:span></text:p>
            <text:p text:style-name="P6"><text:span text:style-name="T7"><text:s text:c="2"/></text:span><text:span text:style-name="T8">public</text:span><text:span text:style-name="T7"> Point1 withY(</text:span><text:span text:style-name="T8">int</text:span><text:span text:style-name="T7"> </text:span><text:span text:style-name="T11">y</text:span><text:span text:style-name="T7">){ </text:span><text:span text:style-name="T8">return</text:span><text:span text:style-name="T7"> </text:span><text:span text:style-name="T8">new</text:span><text:span text:style-name="T7"> Point1(</text:span><text:span text:style-name="T8">this</text:span><text:span text:style-name="T9">.x(),</text:span><text:span text:style-name="T10">y</text:span><text:span text:style-name="T9">); }</text:span><text:span text:style-name="T15">//!</text:span></text:p>
            <text:p text:style-name="P5"><text:span text:style-name="T3"><text:s text:c="2"/></text:span><text:span text:style-name="T2">public</text:span><text:span text:style-name="T3"> String id(){ </text:span><text:span text:style-name="T2">return</text:span><text:span text:style-name="T3"> </text:span><text:span text:style-name="T13">"Point1"</text:span><text:span text:style-name="T3">; }</text:span></text:p>
            <text:p text:style-name="P5"><text:span text:style-name="T3">}</text:span></text:p>
          </draw:text-box>
        </draw:frame>
        <draw:frame presentation:style-name="pr3" draw:text-style-name="P4" draw:layer="layout" svg:width="41.315cm" svg:height="3.817cm" svg:x="5.092cm" svg:y="-0.789cm" presentation:class="title" presentation:user-transformed="true">
          <draw:text-box>
            <text:p>Idea: use generics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4" draw:text-style-name="P7" draw:layer="layout" svg:width="37.586cm" svg:height="20.2cm" svg:x="0.424cm" svg:y="0.352cm">
          <draw:text-box>
            <text:p text:style-name="P5"><text:span text:style-name="T2">interface</text:span><text:span text:style-name="T3"> Point&lt;S </text:span><text:span text:style-name="T2">extends</text:span><text:span text:style-name="T3"> Point&lt;S&gt;&gt;{</text:span></text:p>
            <text:p text:style-name="P5"><text:span text:style-name="T3"><text:s text:c="2"/></text:span><text:span text:style-name="T2">int</text:span><text:span text:style-name="T3"> x();</text:span></text:p>
            <text:p text:style-name="P5"><text:span text:style-name="T4"><text:s text:c="2"/></text:span><text:span text:style-name="T2">int</text:span><text:span text:style-name="T3"> y();</text:span></text:p>
            <text:p text:style-name="P5"><text:span text:style-name="T3"><text:s text:c="2"/></text:span><text:span text:style-name="T3">S withX(</text:span><text:span text:style-name="T2">int</text:span><text:span text:style-name="T3"> </text:span><text:span text:style-name="T5">x</text:span><text:span text:style-name="T3">);</text:span></text:p>
            <text:p text:style-name="P5"><text:span text:style-name="T3"><text:s text:c="2"/></text:span><text:span text:style-name="T3">S withY(</text:span><text:span text:style-name="T2">int</text:span><text:span text:style-name="T3"> </text:span><text:span text:style-name="T5">y</text:span><text:span text:style-name="T3">);</text:span></text:p>
            <text:p text:style-name="P5"><text:span text:style-name="T3"><text:s text:c="2"/></text:span></text:p>
            <text:p text:style-name="P5"><text:span text:style-name="T3"><text:s text:c="2"/></text:span><text:span text:style-name="T3">String id();</text:span></text:p>
            <text:p text:style-name="P5"><text:span text:style-name="T3"/></text:p>
            <text:p text:style-name="P5"><text:span text:style-name="T3"><text:s text:c="2"/></text:span><text:span text:style-name="T2">default</text:span><text:span text:style-name="T3"> S times(</text:span><text:span text:style-name="T2">int</text:span><text:span text:style-name="T3"> </text:span><text:span text:style-name="T5">r</text:span><text:span text:style-name="T3">){</text:span><text:span text:style-name="T2">return</text:span><text:span text:style-name="T3"> </text:span><text:span text:style-name="T2">this</text:span></text:p>
            <text:p text:style-name="P5"><text:span text:style-name="T3"><text:s text:c="4"/></text:span><text:span text:style-name="T3">.withX(</text:span><text:span text:style-name="T2">this</text:span><text:span text:style-name="T3">.x()*</text:span><text:span text:style-name="T5">r</text:span><text:span text:style-name="T3">)</text:span><text:span text:style-name="T15">//</text:span><text:span text:style-name="T20">ok</text:span></text:p>
            <text:p text:style-name="P5"><text:span text:style-name="T3"><text:s text:c="4"/></text:span><text:span text:style-name="T3">.withY(</text:span><text:span text:style-name="T2">this</text:span><text:span text:style-name="T3">.y()*</text:span><text:span text:style-name="T5">r</text:span><text:span text:style-name="T3">);</text:span><text:span text:style-name="T15">//does S has a withY? Now it does!</text:span></text:p>
            <text:p text:style-name="P5"><text:span text:style-name="T3"><text:s text:c="2"/></text:span><text:span text:style-name="T3">}</text:span></text:p>
            <text:p text:style-name="P5"><text:span text:style-name="T3"><text:s text:c="2"/></text:span><text:span text:style-name="T2">default</text:span><text:span text:style-name="T3"> S max(</text:span><text:span text:style-name="T2">int</text:span><text:span text:style-name="T3"> </text:span><text:span text:style-name="T5">x</text:span><text:span text:style-name="T3">){</text:span></text:p>
            <text:p text:style-name="P6"><text:span text:style-name="T7"><text:s text:c="4"/></text:span><text:span text:style-name="T8">if</text:span><text:span text:style-name="T7">(</text:span><text:span text:style-name="T8">this</text:span><text:span text:style-name="T7">.x()&gt;</text:span><text:span text:style-name="T11">x</text:span><text:span text:style-name="T7">){ </text:span><text:span text:style-name="T8">return</text:span><text:span text:style-name="T7"> </text:span><text:span text:style-name="T8">this</text:span><text:span text:style-name="T9">; }</text:span></text:p>
            <text:p text:style-name="P5"><text:span text:style-name="T3"><text:s text:c="4"/></text:span><text:span text:style-name="T2">return</text:span><text:span text:style-name="T3"> </text:span><text:span text:style-name="T2">this</text:span><text:span text:style-name="T3">.withX(</text:span><text:span text:style-name="T5">x</text:span><text:span text:style-name="T3">);</text:span></text:p>
            <text:p text:style-name="P5"><text:span text:style-name="T3"><text:s text:c="2"/></text:span><text:span text:style-name="T3">}</text:span></text:p>
            <text:p text:style-name="P5"><text:span text:style-name="T12">}</text:span></text:p>
            <text:p text:style-name="P5"><text:span text:style-name="T12"/></text:p>
            <text:p text:style-name="P5"><text:span text:style-name="T2">record</text:span><text:span text:style-name="T3"> Point1(</text:span><text:span text:style-name="T2">int</text:span><text:span text:style-name="T3"> </text:span><text:span text:style-name="T5">x</text:span><text:span text:style-name="T3">, </text:span><text:span text:style-name="T2">int</text:span><text:span text:style-name="T3"> </text:span><text:span text:style-name="T5">y</text:span><text:span text:style-name="T3">) </text:span><text:span text:style-name="T2">implements</text:span><text:span text:style-name="T3"> Point&lt;Point1&gt;{</text:span></text:p>
            <text:p text:style-name="P6"><text:span text:style-name="T7"><text:s text:c="2"/></text:span><text:span text:style-name="T8">public</text:span><text:span text:style-name="T7"> Point1 withX(</text:span><text:span text:style-name="T8">int</text:span><text:span text:style-name="T7"> </text:span><text:span text:style-name="T11">x</text:span><text:span text:style-name="T7">){ </text:span><text:span text:style-name="T8">return</text:span><text:span text:style-name="T7"> </text:span><text:span text:style-name="T8">new</text:span><text:span text:style-name="T7"> Point1(</text:span><text:span text:style-name="T11">x</text:span><text:span text:style-name="T7">,</text:span><text:span text:style-name="T8">this</text:span><text:span text:style-name="T9">.y()); }</text:span><text:span text:style-name="T15">//!</text:span></text:p>
            <text:p text:style-name="P6"><text:span text:style-name="T7"><text:s text:c="2"/></text:span><text:span text:style-name="T8">public</text:span><text:span text:style-name="T7"> Point1 withY(</text:span><text:span text:style-name="T8">int</text:span><text:span text:style-name="T7"> </text:span><text:span text:style-name="T11">y</text:span><text:span text:style-name="T7">){ </text:span><text:span text:style-name="T8">return</text:span><text:span text:style-name="T7"> </text:span><text:span text:style-name="T8">new</text:span><text:span text:style-name="T7"> Point1(</text:span><text:span text:style-name="T8">this</text:span><text:span text:style-name="T9">.x(),</text:span><text:span text:style-name="T10">y</text:span><text:span text:style-name="T9">); }</text:span><text:span text:style-name="T15">//!</text:span></text:p>
            <text:p text:style-name="P5"><text:span text:style-name="T3"><text:s text:c="2"/></text:span><text:span text:style-name="T2">public</text:span><text:span text:style-name="T3"> String id(){ </text:span><text:span text:style-name="T2">return</text:span><text:span text:style-name="T3"> </text:span><text:span text:style-name="T13">"Point1"</text:span><text:span text:style-name="T3">; }</text:span></text:p>
            <text:p text:style-name="P5"><text:span text:style-name="T3">}</text:span></text:p>
          </draw:text-box>
        </draw:frame>
        <draw:frame presentation:style-name="pr3" draw:text-style-name="P4" draw:layer="layout" svg:width="41.315cm" svg:height="3.817cm" svg:x="5.092cm" svg:y="-0.789cm" presentation:class="title" presentation:user-transformed="true">
          <draw:text-box>
            <text:p>Idea: use generics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4" draw:text-style-name="P7" draw:layer="layout" svg:width="37.586cm" svg:height="20.2cm" svg:x="0.424cm" svg:y="0.352cm">
          <draw:text-box>
            <text:p text:style-name="P5"><text:span text:style-name="T2">interface</text:span><text:span text:style-name="T3"> Point&lt;S </text:span><text:span text:style-name="T2">extends</text:span><text:span text:style-name="T3"> Point&lt;S&gt;&gt;{</text:span></text:p>
            <text:p text:style-name="P5"><text:span text:style-name="T3"><text:s text:c="2"/></text:span><text:span text:style-name="T2">int</text:span><text:span text:style-name="T3"> x();</text:span></text:p>
            <text:p text:style-name="P5"><text:span text:style-name="T4"><text:s text:c="2"/></text:span><text:span text:style-name="T2">int</text:span><text:span text:style-name="T3"> y();</text:span></text:p>
            <text:p text:style-name="P5"><text:span text:style-name="T3"><text:s text:c="2"/></text:span><text:span text:style-name="T3">S withX(</text:span><text:span text:style-name="T2">int</text:span><text:span text:style-name="T3"> </text:span><text:span text:style-name="T5">x</text:span><text:span text:style-name="T3">);</text:span></text:p>
            <text:p text:style-name="P5"><text:span text:style-name="T3"><text:s text:c="2"/></text:span><text:span text:style-name="T3">S withY(</text:span><text:span text:style-name="T2">int</text:span><text:span text:style-name="T3"> </text:span><text:span text:style-name="T5">y</text:span><text:span text:style-name="T3">);</text:span></text:p>
            <text:p text:style-name="P5"><text:span text:style-name="T3"><text:s text:c="2"/></text:span></text:p>
            <text:p text:style-name="P5"><text:span text:style-name="T3"><text:s text:c="2"/></text:span><text:span text:style-name="T3">String id();</text:span></text:p>
            <text:p text:style-name="P5"><text:span text:style-name="T3"/></text:p>
            <text:p text:style-name="P5"><text:span text:style-name="T3"><text:s text:c="2"/></text:span><text:span text:style-name="T2">default</text:span><text:span text:style-name="T3"> S times(</text:span><text:span text:style-name="T2">int</text:span><text:span text:style-name="T3"> </text:span><text:span text:style-name="T5">r</text:span><text:span text:style-name="T3">){</text:span><text:span text:style-name="T2">return</text:span><text:span text:style-name="T3"> </text:span><text:span text:style-name="T2">this</text:span></text:p>
            <text:p text:style-name="P5"><text:span text:style-name="T3"><text:s text:c="4"/></text:span><text:span text:style-name="T3">.withX(</text:span><text:span text:style-name="T2">this</text:span><text:span text:style-name="T3">.x()*</text:span><text:span text:style-name="T5">r</text:span><text:span text:style-name="T3">)</text:span></text:p>
            <text:p text:style-name="P5"><text:span text:style-name="T3"><text:s text:c="4"/></text:span><text:span text:style-name="T3">.withY(</text:span><text:span text:style-name="T2">this</text:span><text:span text:style-name="T3">.y()*</text:span><text:span text:style-name="T5">r</text:span><text:span text:style-name="T3">);</text:span></text:p>
            <text:p text:style-name="P5"><text:span text:style-name="T3"><text:s text:c="2"/></text:span><text:span text:style-name="T3">}</text:span></text:p>
            <text:p text:style-name="P5"><text:span text:style-name="T3"><text:s text:c="2"/></text:span><text:span text:style-name="T2">default</text:span><text:span text:style-name="T3"> S max(</text:span><text:span text:style-name="T2">int</text:span><text:span text:style-name="T3"> </text:span><text:span text:style-name="T5">x</text:span><text:span text:style-name="T3">){</text:span></text:p>
            <text:p text:style-name="P6"><text:span text:style-name="T7"><text:s text:c="4"/></text:span><text:span text:style-name="T8">if</text:span><text:span text:style-name="T7">(</text:span><text:span text:style-name="T8">this</text:span><text:span text:style-name="T7">.x()&gt;</text:span><text:span text:style-name="T11">x</text:span><text:span text:style-name="T7">){ </text:span><text:span text:style-name="T8">return</text:span><text:span text:style-name="T7"> </text:span><text:span text:style-name="T8">this</text:span><text:span text:style-name="T9">; }</text:span><text:span text:style-name="T15">//Can you spot the error here?</text:span></text:p>
            <text:p text:style-name="P5"><text:span text:style-name="T3"><text:s text:c="4"/></text:span><text:span text:style-name="T2">return</text:span><text:span text:style-name="T3"> </text:span><text:span text:style-name="T2">this</text:span><text:span text:style-name="T3">.withX(</text:span><text:span text:style-name="T5">x</text:span><text:span text:style-name="T3">);</text:span></text:p>
            <text:p text:style-name="P5"><text:span text:style-name="T3"><text:s text:c="2"/></text:span><text:span text:style-name="T3">}</text:span></text:p>
            <text:p text:style-name="P5"><text:span text:style-name="T12">}</text:span></text:p>
            <text:p text:style-name="P5"><text:span text:style-name="T12"/></text:p>
            <text:p text:style-name="P5"><text:span text:style-name="T2">record</text:span><text:span text:style-name="T3"> Point1(</text:span><text:span text:style-name="T2">int</text:span><text:span text:style-name="T3"> </text:span><text:span text:style-name="T5">x</text:span><text:span text:style-name="T3">, </text:span><text:span text:style-name="T2">int</text:span><text:span text:style-name="T3"> </text:span><text:span text:style-name="T5">y</text:span><text:span text:style-name="T3">) </text:span><text:span text:style-name="T2">implements</text:span><text:span text:style-name="T3"> Point&lt;Point1&gt;{</text:span></text:p>
            <text:p text:style-name="P6"><text:span text:style-name="T7"><text:s text:c="2"/></text:span><text:span text:style-name="T8">public</text:span><text:span text:style-name="T7"> Point1 withX(</text:span><text:span text:style-name="T8">int</text:span><text:span text:style-name="T7"> </text:span><text:span text:style-name="T11">x</text:span><text:span text:style-name="T7">){ </text:span><text:span text:style-name="T8">return</text:span><text:span text:style-name="T7"> </text:span><text:span text:style-name="T8">new</text:span><text:span text:style-name="T7"> Point1(</text:span><text:span text:style-name="T11">x</text:span><text:span text:style-name="T7">,</text:span><text:span text:style-name="T8">this</text:span><text:span text:style-name="T9">.y()); }</text:span><text:span text:style-name="T15">//!</text:span></text:p>
            <text:p text:style-name="P6"><text:span text:style-name="T7"><text:s text:c="2"/></text:span><text:span text:style-name="T8">public</text:span><text:span text:style-name="T7"> Point1 withY(</text:span><text:span text:style-name="T8">int</text:span><text:span text:style-name="T7"> </text:span><text:span text:style-name="T11">y</text:span><text:span text:style-name="T7">){ </text:span><text:span text:style-name="T8">return</text:span><text:span text:style-name="T7"> </text:span><text:span text:style-name="T8">new</text:span><text:span text:style-name="T7"> Point1(</text:span><text:span text:style-name="T8">this</text:span><text:span text:style-name="T9">.x(),</text:span><text:span text:style-name="T10">y</text:span><text:span text:style-name="T9">); }</text:span><text:span text:style-name="T15">//!</text:span></text:p>
            <text:p text:style-name="P5"><text:span text:style-name="T3"><text:s text:c="2"/></text:span><text:span text:style-name="T2">public</text:span><text:span text:style-name="T3"> String id(){ </text:span><text:span text:style-name="T2">return</text:span><text:span text:style-name="T3"> </text:span><text:span text:style-name="T13">"Point1"</text:span><text:span text:style-name="T3">; }</text:span></text:p>
            <text:p text:style-name="P5"><text:span text:style-name="T3">}</text:span></text:p>
          </draw:text-box>
        </draw:frame>
        <draw:frame presentation:style-name="pr3" draw:text-style-name="P4" draw:layer="layout" svg:width="41.315cm" svg:height="3.817cm" svg:x="5.092cm" svg:y="-0.789cm" presentation:class="title" presentation:user-transformed="true">
          <draw:text-box>
            <text:p>Idea: use generic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4" draw:text-style-name="P7" draw:layer="layout" svg:width="37.586cm" svg:height="20.2cm" svg:x="0.424cm" svg:y="0.352cm">
          <draw:text-box>
            <text:p text:style-name="P5"><text:span text:style-name="T2">interface</text:span><text:span text:style-name="T3"> Point&lt;S </text:span><text:span text:style-name="T2">extends</text:span><text:span text:style-name="T3"> Point&lt;S&gt;&gt;{</text:span></text:p>
            <text:p text:style-name="P5"><text:span text:style-name="T3"><text:s text:c="2"/></text:span><text:span text:style-name="T2">int</text:span><text:span text:style-name="T3"> x();</text:span></text:p>
            <text:p text:style-name="P5"><text:span text:style-name="T4"><text:s text:c="2"/></text:span><text:span text:style-name="T2">int</text:span><text:span text:style-name="T3"> y();</text:span></text:p>
            <text:p text:style-name="P5"><text:span text:style-name="T3"><text:s text:c="2"/></text:span><text:span text:style-name="T3">S withX(</text:span><text:span text:style-name="T2">int</text:span><text:span text:style-name="T3"> </text:span><text:span text:style-name="T5">x</text:span><text:span text:style-name="T3">);</text:span></text:p>
            <text:p text:style-name="P5"><text:span text:style-name="T3"><text:s text:c="2"/></text:span><text:span text:style-name="T3">S withY(</text:span><text:span text:style-name="T2">int</text:span><text:span text:style-name="T3"> </text:span><text:span text:style-name="T5">y</text:span><text:span text:style-name="T3">);</text:span></text:p>
            <text:p text:style-name="P5"><text:span text:style-name="T3"><text:s text:c="2"/></text:span></text:p>
            <text:p text:style-name="P5"><text:span text:style-name="T3"><text:s text:c="2"/></text:span><text:span text:style-name="T3">String id();</text:span></text:p>
            <text:p text:style-name="P5"><text:span text:style-name="T3"/></text:p>
            <text:p text:style-name="P5"><text:span text:style-name="T3"><text:s text:c="2"/></text:span><text:span text:style-name="T2">default</text:span><text:span text:style-name="T3"> S times(</text:span><text:span text:style-name="T2">int</text:span><text:span text:style-name="T3"> </text:span><text:span text:style-name="T5">r</text:span><text:span text:style-name="T3">){</text:span><text:span text:style-name="T2">return</text:span><text:span text:style-name="T3"> </text:span><text:span text:style-name="T2">this</text:span></text:p>
            <text:p text:style-name="P5"><text:span text:style-name="T3"><text:s text:c="4"/></text:span><text:span text:style-name="T3">.withX(</text:span><text:span text:style-name="T2">this</text:span><text:span text:style-name="T3">.x()*</text:span><text:span text:style-name="T5">r</text:span><text:span text:style-name="T3">)</text:span></text:p>
            <text:p text:style-name="P5"><text:span text:style-name="T3"><text:s text:c="4"/></text:span><text:span text:style-name="T3">.withY(</text:span><text:span text:style-name="T2">this</text:span><text:span text:style-name="T3">.y()*</text:span><text:span text:style-name="T5">r</text:span><text:span text:style-name="T3">);</text:span></text:p>
            <text:p text:style-name="P5"><text:span text:style-name="T3"><text:s text:c="2"/></text:span><text:span text:style-name="T3">}</text:span></text:p>
            <text:p text:style-name="P5"><text:span text:style-name="T3"><text:s text:c="2"/></text:span><text:span text:style-name="T2">default</text:span><text:span text:style-name="T3"> S max(</text:span><text:span text:style-name="T2">int</text:span><text:span text:style-name="T3"> </text:span><text:span text:style-name="T5">x</text:span><text:span text:style-name="T3">){</text:span></text:p>
            <text:p text:style-name="P6"><text:span text:style-name="T7"><text:s text:c="4"/></text:span><text:span text:style-name="T8">if</text:span><text:span text:style-name="T7">(</text:span><text:span text:style-name="T8">this</text:span><text:span text:style-name="T7">.x()&gt;</text:span><text:span text:style-name="T11">x</text:span><text:span text:style-name="T7">){ </text:span><text:span text:style-name="T8">return</text:span><text:span text:style-name="T7"> </text:span><text:span text:style-name="T8">this</text:span><text:span text:style-name="T9">; }</text:span><text:span text:style-name="T15">//Can you spot the error here?</text:span></text:p>
            <text:p text:style-name="P6"><text:span text:style-name="T7"><text:s text:c="4"/></text:span><text:span text:style-name="T8">return</text:span><text:span text:style-name="T7"> </text:span><text:span text:style-name="T8">this</text:span><text:span text:style-name="T9">.withX(</text:span><text:span text:style-name="T10">x</text:span><text:span text:style-name="T9">);</text:span><text:span text:style-name="T15">//we can not use Point&lt;S&gt; instead of S in the results,</text:span></text:p>
            <text:p text:style-name="P6"><text:span text:style-name="T9"><text:s text:c="2"/></text:span><text:span text:style-name="T9">} </text:span><text:span text:style-name="T6">//we need S in times/max to be able to reuse its body for both Point/CPoint <text:s/></text:span></text:p>
            <text:p text:style-name="P5"><text:span text:style-name="T12">}</text:span></text:p>
            <text:p text:style-name="P5"><text:span text:style-name="T12"/></text:p>
            <text:p text:style-name="P5"><text:span text:style-name="T2">record</text:span><text:span text:style-name="T3"> Point1(</text:span><text:span text:style-name="T2">int</text:span><text:span text:style-name="T3"> </text:span><text:span text:style-name="T5">x</text:span><text:span text:style-name="T3">, </text:span><text:span text:style-name="T2">int</text:span><text:span text:style-name="T3"> </text:span><text:span text:style-name="T5">y</text:span><text:span text:style-name="T3">) </text:span><text:span text:style-name="T2">implements</text:span><text:span text:style-name="T3"> Point&lt;Point1&gt;{</text:span></text:p>
            <text:p text:style-name="P6"><text:span text:style-name="T7"><text:s text:c="2"/></text:span><text:span text:style-name="T8">public</text:span><text:span text:style-name="T7"> Point1 withX(</text:span><text:span text:style-name="T8">int</text:span><text:span text:style-name="T7"> </text:span><text:span text:style-name="T11">x</text:span><text:span text:style-name="T7">){ </text:span><text:span text:style-name="T8">return</text:span><text:span text:style-name="T7"> </text:span><text:span text:style-name="T8">new</text:span><text:span text:style-name="T7"> Point1(</text:span><text:span text:style-name="T11">x</text:span><text:span text:style-name="T7">,</text:span><text:span text:style-name="T8">this</text:span><text:span text:style-name="T9">.y()); }</text:span><text:span text:style-name="T15">//!</text:span></text:p>
            <text:p text:style-name="P6"><text:span text:style-name="T7"><text:s text:c="2"/></text:span><text:span text:style-name="T8">public</text:span><text:span text:style-name="T7"> Point1 withY(</text:span><text:span text:style-name="T8">int</text:span><text:span text:style-name="T7"> </text:span><text:span text:style-name="T11">y</text:span><text:span text:style-name="T7">){ </text:span><text:span text:style-name="T8">return</text:span><text:span text:style-name="T7"> </text:span><text:span text:style-name="T8">new</text:span><text:span text:style-name="T7"> Point1(</text:span><text:span text:style-name="T8">this</text:span><text:span text:style-name="T9">.x(),</text:span><text:span text:style-name="T10">y</text:span><text:span text:style-name="T9">); }</text:span><text:span text:style-name="T15">//!</text:span></text:p>
            <text:p text:style-name="P5"><text:span text:style-name="T3"><text:s text:c="2"/></text:span><text:span text:style-name="T2">public</text:span><text:span text:style-name="T3"> String id(){ </text:span><text:span text:style-name="T2">return</text:span><text:span text:style-name="T3"> </text:span><text:span text:style-name="T13">"Point1"</text:span><text:span text:style-name="T3">; }</text:span></text:p>
            <text:p text:style-name="P5"><text:span text:style-name="T3">}</text:span></text:p>
          </draw:text-box>
        </draw:frame>
        <draw:frame presentation:style-name="pr3" draw:text-style-name="P4" draw:layer="layout" svg:width="41.315cm" svg:height="3.817cm" svg:x="5.092cm" svg:y="-0.789cm" presentation:class="title" presentation:user-transformed="true">
          <draw:text-box>
            <text:p>Idea: use generic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4" draw:text-style-name="P7" draw:layer="layout" svg:width="37.586cm" svg:height="20.459cm" svg:x="0.424cm" svg:y="0.352cm">
          <draw:text-box>
            <text:p text:style-name="P5"><text:span text:style-name="T2">interface</text:span><text:span text:style-name="T3"> Point&lt;S </text:span><text:span text:style-name="T2">extends</text:span><text:span text:style-name="T3"> Point&lt;S&gt;&gt;{</text:span></text:p>
            <text:p text:style-name="P5"><text:span text:style-name="T3"><text:s text:c="2"/></text:span><text:span text:style-name="T2">int</text:span><text:span text:style-name="T3"> x();</text:span></text:p>
            <text:p text:style-name="P5"><text:span text:style-name="T4"><text:s text:c="2"/></text:span><text:span text:style-name="T2">int</text:span><text:span text:style-name="T3"> y();</text:span></text:p>
            <text:p text:style-name="P5"><text:span text:style-name="T3"><text:s text:c="2"/></text:span><text:span text:style-name="T3">S withX(</text:span><text:span text:style-name="T2">int</text:span><text:span text:style-name="T3"> </text:span><text:span text:style-name="T5">x</text:span><text:span text:style-name="T3">);</text:span></text:p>
            <text:p text:style-name="P5"><text:span text:style-name="T3"><text:s text:c="2"/></text:span><text:span text:style-name="T3">S withY(</text:span><text:span text:style-name="T2">int</text:span><text:span text:style-name="T3"> </text:span><text:span text:style-name="T5">y</text:span><text:span text:style-name="T3">);</text:span></text:p>
            <text:p text:style-name="P5"><text:span text:style-name="T3"><text:s text:c="2"/></text:span><text:span text:style-name="T3">S self();</text:span></text:p>
            <text:p text:style-name="P5"><text:span text:style-name="T3"><text:s text:c="2"/></text:span><text:span text:style-name="T3">String id();</text:span></text:p>
            <text:p text:style-name="P5"><text:span text:style-name="T3"/></text:p>
            <text:p text:style-name="P5"><text:span text:style-name="T3"><text:s text:c="2"/></text:span><text:span text:style-name="T2">default</text:span><text:span text:style-name="T3"> S times(</text:span><text:span text:style-name="T2">int</text:span><text:span text:style-name="T3"> </text:span><text:span text:style-name="T5">r</text:span><text:span text:style-name="T3">){</text:span><text:span text:style-name="T2">return</text:span><text:span text:style-name="T3"> </text:span><text:span text:style-name="T2">this</text:span></text:p>
            <text:p text:style-name="P5"><text:span text:style-name="T3"><text:s text:c="4"/></text:span><text:span text:style-name="T3">.withX(</text:span><text:span text:style-name="T2">this</text:span><text:span text:style-name="T3">.x()*</text:span><text:span text:style-name="T5">r</text:span><text:span text:style-name="T3">)</text:span></text:p>
            <text:p text:style-name="P5"><text:span text:style-name="T3"><text:s text:c="4"/></text:span><text:span text:style-name="T3">.withY(</text:span><text:span text:style-name="T2">this</text:span><text:span text:style-name="T3">.y()*</text:span><text:span text:style-name="T5">r</text:span><text:span text:style-name="T3">);</text:span></text:p>
            <text:p text:style-name="P5"><text:span text:style-name="T3"><text:s text:c="2"/></text:span><text:span text:style-name="T3">}</text:span></text:p>
            <text:p text:style-name="P6"><text:span text:style-name="T7"><text:s text:c="2"/></text:span><text:span text:style-name="T8">default</text:span><text:span text:style-name="T7"> S max(</text:span><text:span text:style-name="T8">int</text:span><text:span text:style-name="T9"> </text:span><text:span text:style-name="T10">x</text:span><text:span text:style-name="T9">){ </text:span><text:span text:style-name="T15">//the ‘self’ method solves this.</text:span></text:p>
            <text:p text:style-name="P5"><text:span text:style-name="T3"><text:s text:c="4"/></text:span><text:span text:style-name="T2">if</text:span><text:span text:style-name="T3">(</text:span><text:span text:style-name="T2">this</text:span><text:span text:style-name="T3">.x()&gt;</text:span><text:span text:style-name="T5">x</text:span><text:span text:style-name="T3">){ </text:span><text:span text:style-name="T2">return</text:span><text:span text:style-name="T3"> </text:span><text:span text:style-name="T2">this</text:span><text:span text:style-name="T3">.self(); }</text:span></text:p>
            <text:p text:style-name="P6"><text:span text:style-name="T7"><text:s text:c="4"/></text:span><text:span text:style-name="T8">return</text:span><text:span text:style-name="T7"> </text:span><text:span text:style-name="T8">this</text:span><text:span text:style-name="T9">.withX(</text:span><text:span text:style-name="T10">x</text:span><text:span text:style-name="T9">);</text:span><text:span text:style-name="T15">//we can not use Point&lt;S&gt; instead of S in the results,</text:span></text:p>
            <text:p text:style-name="P6"><text:span text:style-name="T9"><text:s text:c="2"/></text:span><text:span text:style-name="T9">} </text:span><text:span text:style-name="T6">//we need S in times/max to be able to reuse its body for both Point/CPoint <text:s/></text:span></text:p>
            <text:p text:style-name="P5"><text:span text:style-name="T12">}</text:span></text:p>
            <text:p text:style-name="P5"><text:span text:style-name="T2"/></text:p>
            <text:p text:style-name="P5"><text:span text:style-name="T2">record</text:span><text:span text:style-name="T3"> Point1(</text:span><text:span text:style-name="T2">int</text:span><text:span text:style-name="T3"> </text:span><text:span text:style-name="T5">x</text:span><text:span text:style-name="T3">, </text:span><text:span text:style-name="T2">int</text:span><text:span text:style-name="T3"> </text:span><text:span text:style-name="T5">y</text:span><text:span text:style-name="T3">) </text:span><text:span text:style-name="T2">implements</text:span><text:span text:style-name="T3"> Point&lt;Point1&gt;{</text:span></text:p>
            <text:p text:style-name="P6"><text:span text:style-name="T7"><text:s text:c="2"/></text:span><text:span text:style-name="T8">public</text:span><text:span text:style-name="T7"> Point1 self(){ </text:span><text:span text:style-name="T8">return</text:span><text:span text:style-name="T7"> </text:span><text:span text:style-name="T8">this</text:span><text:span text:style-name="T9">; }</text:span><text:span text:style-name="T15">//!</text:span></text:p>
            <text:p text:style-name="P6"><text:span text:style-name="T7"><text:s text:c="2"/></text:span><text:span text:style-name="T8">public</text:span><text:span text:style-name="T7"> Point1 withX(</text:span><text:span text:style-name="T8">int</text:span><text:span text:style-name="T7"> </text:span><text:span text:style-name="T11">x</text:span><text:span text:style-name="T7">){ </text:span><text:span text:style-name="T8">return</text:span><text:span text:style-name="T7"> </text:span><text:span text:style-name="T8">new</text:span><text:span text:style-name="T7"> Point1(</text:span><text:span text:style-name="T11">x</text:span><text:span text:style-name="T7">,</text:span><text:span text:style-name="T8">this</text:span><text:span text:style-name="T9">.y()); }</text:span><text:span text:style-name="T15">//!</text:span></text:p>
            <text:p text:style-name="P6"><text:span text:style-name="T7"><text:s text:c="2"/></text:span><text:span text:style-name="T8">public</text:span><text:span text:style-name="T7"> Point1 withY(</text:span><text:span text:style-name="T8">int</text:span><text:span text:style-name="T7"> </text:span><text:span text:style-name="T11">y</text:span><text:span text:style-name="T7">){ </text:span><text:span text:style-name="T8">return</text:span><text:span text:style-name="T7"> </text:span><text:span text:style-name="T8">new</text:span><text:span text:style-name="T7"> Point1(</text:span><text:span text:style-name="T8">this</text:span><text:span text:style-name="T9">.x(),</text:span><text:span text:style-name="T10">y</text:span><text:span text:style-name="T9">); }</text:span><text:span text:style-name="T15">//!</text:span></text:p>
            <text:p text:style-name="P5"><text:span text:style-name="T3"><text:s text:c="2"/></text:span><text:span text:style-name="T2">public</text:span><text:span text:style-name="T3"> String id(){ </text:span><text:span text:style-name="T2">return</text:span><text:span text:style-name="T3"> </text:span><text:span text:style-name="T13">"Point1"</text:span><text:span text:style-name="T3">; }</text:span></text:p>
            <text:p text:style-name="P5"><text:span text:style-name="T3">}</text:span></text:p>
          </draw:text-box>
        </draw:frame>
        <draw:frame presentation:style-name="pr3" draw:text-style-name="P4" draw:layer="layout" svg:width="41.315cm" svg:height="3.817cm" svg:x="5.092cm" svg:y="-0.789cm" presentation:class="title" presentation:user-transformed="true">
          <draw:text-box>
            <text:p>Idea: use generic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5" draw:text-style-name="P7" draw:layer="layout" svg:width="37.586cm" svg:height="22.143cm" svg:x="0.424cm" svg:y="0.352cm">
          <draw:text-box>
            <text:p text:style-name="P5"><text:span text:style-name="T2">interface</text:span><text:span text:style-name="T3"> Point&lt;S </text:span><text:span text:style-name="T2">extends</text:span><text:span text:style-name="T3"> Point&lt;S&gt;&gt;{</text:span></text:p>
            <text:p text:style-name="P5"><text:span text:style-name="T3"><text:s text:c="2"/></text:span><text:span text:style-name="T3">...x/y/withX(</text:span><text:span text:style-name="T2">int</text:span><text:span text:style-name="T3"> </text:span><text:span text:style-name="T5">x</text:span><text:span text:style-name="T3">)/withY(</text:span><text:span text:style-name="T2">int</text:span><text:span text:style-name="T3"> </text:span><text:span text:style-name="T5">y</text:span><text:span text:style-name="T3">)/self/id</text:span></text:p>
            <text:p text:style-name="P5"><text:span text:style-name="T3"><text:s text:c="2"/></text:span><text:span text:style-name="T2">default</text:span><text:span text:style-name="T3"> S times(</text:span><text:span text:style-name="T2">int</text:span><text:span text:style-name="T3"> </text:span><text:span text:style-name="T5">r</text:span><text:span text:style-name="T3">){...}</text:span></text:p>
            <text:p text:style-name="P5"><text:span text:style-name="T3"><text:s text:c="2"/></text:span><text:span text:style-name="T2">default</text:span><text:span text:style-name="T3"> S max(</text:span><text:span text:style-name="T2">int</text:span><text:span text:style-name="T3"> </text:span><text:span text:style-name="T5">x</text:span><text:span text:style-name="T3">){...}</text:span></text:p>
            <text:p text:style-name="P5"><text:span text:style-name="T12">}</text:span></text:p>
            <text:p text:style-name="P6"><text:span text:style-name="T8">record</text:span><text:span text:style-name="T7"> Point1(</text:span><text:span text:style-name="T8">int</text:span><text:span text:style-name="T7"> </text:span><text:span text:style-name="T11">x</text:span><text:span text:style-name="T7">, </text:span><text:span text:style-name="T8">int</text:span><text:span text:style-name="T7"> </text:span><text:span text:style-name="T11">y</text:span><text:span text:style-name="T7">) </text:span><text:span text:style-name="T8">implements</text:span><text:span text:style-name="T9"> Point&lt;Point1&gt;{</text:span><text:span text:style-name="T9"><text:line-break/></text:span><text:span text:style-name="T9"> <text:s/>..self,withX,withY</text:span><text:span text:style-name="T15">//!</text:span></text:p>
            <text:p text:style-name="P6"><text:span text:style-name="T3"><text:s text:c="2"/></text:span><text:span text:style-name="T2">public</text:span><text:span text:style-name="T3"> String id(){ </text:span><text:span text:style-name="T2">return</text:span><text:span text:style-name="T3"> </text:span><text:span text:style-name="T13">"Point1"</text:span><text:span text:style-name="T3">; }</text:span></text:p>
            <text:p text:style-name="P6"><text:span text:style-name="T3">}</text:span></text:p>
            <text:p text:style-name="P5"><text:span text:style-name="T2">interface</text:span><text:span text:style-name="T3"> CPoint&lt;S </text:span><text:span text:style-name="T2">extends</text:span><text:span text:style-name="T3"> CPoint&lt;S&gt;&gt; </text:span><text:span text:style-name="T2">extends</text:span><text:span text:style-name="T3"> Point&lt;S&gt;{</text:span></text:p>
            <text:p text:style-name="P5"><text:span text:style-name="T3"><text:s text:c="2"/></text:span><text:span text:style-name="T3">String color();</text:span></text:p>
            <text:p text:style-name="P5"><text:span text:style-name="T3"><text:s text:c="2"/></text:span><text:span text:style-name="T3">S withColor(String </text:span><text:span text:style-name="T5">c</text:span><text:span text:style-name="T3">);</text:span></text:p>
            <text:p text:style-name="P5"><text:span text:style-name="T3">}</text:span></text:p>
            <text:p text:style-name="P6"><text:span text:style-name="T8">record</text:span><text:span text:style-name="T7"> CPoint1(</text:span><text:span text:style-name="T8">int</text:span><text:span text:style-name="T7"> </text:span><text:span text:style-name="T11">x</text:span><text:span text:style-name="T7">, </text:span><text:span text:style-name="T8">int</text:span><text:span text:style-name="T7"> </text:span><text:span text:style-name="T11">y</text:span><text:span text:style-name="T7">,String </text:span><text:span text:style-name="T11">color</text:span><text:span text:style-name="T7">) </text:span><text:span text:style-name="T8">implements</text:span><text:span text:style-name="T9"> Cpoint&lt;CPoint1&gt;{</text:span><text:span text:style-name="T9"><text:line-break/></text:span><text:span text:style-name="T9"> <text:s/>..self,withX,withY,withColor</text:span><text:span text:style-name="T15">//!</text:span></text:p>
            <text:p text:style-name="P5"><text:span text:style-name="T3"><text:s text:c="2"/></text:span><text:span text:style-name="T2">public</text:span><text:span text:style-name="T3"> String id(){ </text:span><text:span text:style-name="T2">return</text:span><text:span text:style-name="T3"> </text:span><text:span text:style-name="T13">"CPoint1"</text:span><text:span text:style-name="T3">; }</text:span></text:p>
            <text:p text:style-name="P5"><text:span text:style-name="T3">}</text:span></text:p>
            <text:p text:style-name="P5"><text:span text:style-name="T3">...</text:span></text:p>
            <text:p text:style-name="P5"><text:span text:style-name="T3"><text:s text:c="2"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</text:span><text:span text:style-name="T5">a</text:span><text:span text:style-name="T3">){</text:span></text:p>
            <text:p text:style-name="P5"><text:span text:style-name="T3"><text:s text:c="4"/></text:span><text:span text:style-name="T3">Point&lt;?&gt; </text:span><text:span text:style-name="T5">p</text:span><text:span text:style-name="T3">= </text:span><text:span text:style-name="T2">new</text:span><text:span text:style-name="T3"> Point1(1, 2);</text:span><text:span text:style-name="T15">//Ugly, all types use &lt;?&gt; now</text:span></text:p>
            <text:p text:style-name="P5"><text:span text:style-name="T3"><text:s text:c="4"/></text:span><text:span text:style-name="T5">p </text:span><text:span text:style-name="T3">= </text:span><text:span text:style-name="T5">p</text:span><text:span text:style-name="T3">.withX(0);</text:span></text:p>
            <text:p text:style-name="P5"><text:span text:style-name="T3"><text:s text:c="4"/></text:span><text:span text:style-name="T5">p </text:span><text:span text:style-name="T3">= </text:span><text:span text:style-name="T5">p</text:span><text:span text:style-name="T3">.times(5);</text:span></text:p>
            <text:p text:style-name="P5"><text:span text:style-name="T3"><text:s text:c="4"/></text:span><text:span text:style-name="T3">CPoint&lt;?&gt; </text:span><text:span text:style-name="T5">cp</text:span><text:span text:style-name="T3">= </text:span><text:span text:style-name="T2">new</text:span><text:span text:style-name="T3"> CPoint1(1, 2, </text:span><text:span text:style-name="T13">"red"</text:span><text:span text:style-name="T3">);</text:span></text:p>
            <text:p text:style-name="P5"><text:span text:style-name="T3"><text:s text:c="4"/></text:span><text:span text:style-name="T5">cp </text:span><text:span text:style-name="T3">= </text:span><text:span text:style-name="T5">cp</text:span><text:span text:style-name="T3">.withX(3);</text:span></text:p>
            <text:p text:style-name="P6"><text:span text:style-name="T9"><text:s text:c="4"/></text:span><text:span text:style-name="T10">cp </text:span><text:span text:style-name="T9">= </text:span><text:span text:style-name="T10">cp</text:span><text:span text:style-name="T9">.times(4);</text:span><text:span text:style-name="T15">//But it works!</text:span></text:p>
            <text:p text:style-name="P5"><text:span text:style-name="T12"><text:s text:c="2"/></text:span><text:span text:style-name="T12">}</text:span></text:p>
          </draw:text-box>
        </draw:frame>
        <draw:frame presentation:style-name="pr3" draw:text-style-name="P4" draw:layer="layout" svg:width="41.315cm" svg:height="3.817cm" svg:x="5.092cm" svg:y="-0.789cm" presentation:class="title" presentation:user-transformed="true">
          <draw:text-box>
            <text:p><text:s text:c="4"/>Usage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6" draw:text-style-name="P10" draw:layer="layout" svg:width="37.586cm" svg:height="22.651cm" svg:x="0.424cm" svg:y="0.352cm">
          <draw:text-box>
            <text:p text:style-name="P8"><text:span text:style-name="T21">interface</text:span><text:span text:style-name="T22"> Point&lt;S </text:span><text:span text:style-name="T21">extends</text:span><text:span text:style-name="T22"> Point&lt;S&gt;&gt;{</text:span></text:p>
            <text:p text:style-name="P9"><text:span text:style-name="T22">...x/y/withX(</text:span><text:span text:style-name="T21">int</text:span><text:span text:style-name="T22"> </text:span><text:span text:style-name="T23">x</text:span><text:span text:style-name="T22">)/withY(</text:span><text:span text:style-name="T21">int</text:span><text:span text:style-name="T22"> </text:span><text:span text:style-name="T23">y</text:span><text:span text:style-name="T22">)/self/id</text:span></text:p>
            <text:p text:style-name="P9"><text:span text:style-name="T22"><text:s text:c="2"/></text:span><text:span text:style-name="T21">default</text:span><text:span text:style-name="T22"> S times(</text:span><text:span text:style-name="T21">int</text:span><text:span text:style-name="T22"> </text:span><text:span text:style-name="T23">r</text:span><text:span text:style-name="T22">){...}</text:span></text:p>
            <text:p text:style-name="P8"><text:span text:style-name="T22"><text:s text:c="2"/></text:span><text:span text:style-name="T21">default</text:span><text:span text:style-name="T22"> S max(</text:span><text:span text:style-name="T21">int</text:span><text:span text:style-name="T22"> x){…}</text:span></text:p>
            <text:p text:style-name="P8"><text:span text:style-name="T22"><text:s text:c="2"/></text:span><text:span text:style-name="T21">default</text:span><text:span text:style-name="T22"> String diff(S </text:span><text:span text:style-name="T23">other</text:span><text:span text:style-name="T22">){</text:span></text:p>
            <text:p text:style-name="P8"><text:span text:style-name="T22"><text:s text:c="4"/></text:span><text:span text:style-name="T21">return</text:span><text:span text:style-name="T22"> </text:span><text:span text:style-name="T24">"(" </text:span><text:span text:style-name="T22">+ </text:span><text:span text:style-name="T21">this</text:span><text:span text:style-name="T22">.x() + </text:span><text:span text:style-name="T24">"/" </text:span><text:span text:style-name="T22">+ </text:span><text:span text:style-name="T23">other</text:span><text:span text:style-name="T22">.x() + </text:span><text:span text:style-name="T24">"," </text:span><text:span text:style-name="T22">+ </text:span><text:span text:style-name="T21">this</text:span><text:span text:style-name="T22">.y() + </text:span><text:span text:style-name="T24">"/" </text:span><text:span text:style-name="T22">+ </text:span><text:span text:style-name="T23">other</text:span><text:span text:style-name="T22">.y() + </text:span><text:span text:style-name="T24">")"</text:span><text:span text:style-name="T22">;</text:span></text:p>
            <text:p text:style-name="P8"><text:span text:style-name="T22"><text:s text:c="2"/></text:span><text:span text:style-name="T22">}</text:span></text:p>
            <text:p text:style-name="P8"><text:span text:style-name="T25">}</text:span></text:p>
            <text:p text:style-name="P8"><text:span text:style-name="T21">interface</text:span><text:span text:style-name="T22"> CPoint&lt;S </text:span><text:span text:style-name="T21">extends</text:span><text:span text:style-name="T22"> CPoint&lt;S&gt;&gt; </text:span><text:span text:style-name="T21">extends</text:span><text:span text:style-name="T22"> Point&lt;S&gt;{</text:span></text:p>
            <text:p text:style-name="P8"><text:span text:style-name="T22"><text:s text:c="2"/></text:span><text:span text:style-name="T22">String color();</text:span></text:p>
            <text:p text:style-name="P8"><text:span text:style-name="T22"><text:s text:c="2"/></text:span><text:span text:style-name="T22">S withColor(String </text:span><text:span text:style-name="T23">c</text:span><text:span text:style-name="T22">);</text:span></text:p>
            <text:p text:style-name="P9"><text:span text:style-name="T26"><text:s text:c="2"/></text:span><text:span text:style-name="T27">default</text:span><text:span text:style-name="T18"> String diff(S </text:span><text:span text:style-name="T28">other</text:span><text:span text:style-name="T18">){</text:span><text:span text:style-name="T29">//Overridden to print the full difference</text:span></text:p>
            <text:p text:style-name="P8"><text:span text:style-name="T22"><text:s text:c="4"/></text:span><text:span text:style-name="T21">return</text:span><text:span text:style-name="T22"> </text:span><text:span text:style-name="T24">"(" </text:span><text:span text:style-name="T22">+ </text:span><text:span text:style-name="T21">this</text:span><text:span text:style-name="T22">.x() + </text:span><text:span text:style-name="T24">"/" </text:span><text:span text:style-name="T22">+ </text:span><text:span text:style-name="T23">other</text:span><text:span text:style-name="T22">.x() + </text:span><text:span text:style-name="T24">"," </text:span><text:span text:style-name="T22">+ </text:span><text:span text:style-name="T21">this</text:span><text:span text:style-name="T22">.y() + </text:span><text:span text:style-name="T24">"/" </text:span><text:span text:style-name="T22">+ </text:span><text:span text:style-name="T23">other</text:span><text:span text:style-name="T22">.y() + </text:span><text:span text:style-name="T24">","</text:span></text:p>
            <text:p text:style-name="P8"><text:span text:style-name="T22"><text:s text:c="6"/></text:span><text:span text:style-name="T22">+ </text:span><text:span text:style-name="T21">this</text:span><text:span text:style-name="T22">.color() + </text:span><text:span text:style-name="T24">"/" </text:span><text:span text:style-name="T22">+ </text:span><text:span text:style-name="T23">other</text:span><text:span text:style-name="T22">.color() + </text:span><text:span text:style-name="T24">")"</text:span><text:span text:style-name="T22">;</text:span></text:p>
            <text:p text:style-name="P8"><text:span text:style-name="T22"><text:s text:c="2"/></text:span><text:span text:style-name="T22">}</text:span></text:p>
            <text:p text:style-name="P8"><text:span text:style-name="T22">}</text:span></text:p>
            <text:p text:style-name="P8"><text:span text:style-name="T22">...</text:span></text:p>
            <text:p text:style-name="P8"><text:span text:style-name="T22"><text:s text:c="2"/></text:span><text:span text:style-name="T21">public</text:span><text:span text:style-name="T22"> </text:span><text:span text:style-name="T21">static</text:span><text:span text:style-name="T22"> </text:span><text:span text:style-name="T21">void</text:span><text:span text:style-name="T22"> main(String[] </text:span><text:span text:style-name="T23">a</text:span><text:span text:style-name="T22">){</text:span></text:p>
            <text:p text:style-name="P8"><text:span text:style-name="T22"><text:s text:c="4"/></text:span><text:span text:style-name="T22">Point&lt;?&gt; </text:span><text:span text:style-name="T23">p</text:span><text:span text:style-name="T22">= </text:span><text:span text:style-name="T21">new</text:span><text:span text:style-name="T22"> Point1(1, 2);</text:span></text:p>
            <text:p text:style-name="P8"><text:span text:style-name="T22"><text:s text:c="4"/></text:span><text:span text:style-name="T22">CPoint&lt;?&gt; </text:span><text:span text:style-name="T23">cp</text:span><text:span text:style-name="T22">= </text:span><text:span text:style-name="T21">new</text:span><text:span text:style-name="T22"> CPoint1(1, 2, </text:span><text:span text:style-name="T24">"red"</text:span><text:span text:style-name="T22">);</text:span></text:p>
            <text:p text:style-name="P9"><text:span text:style-name="T30"><text:s text:c="4"/></text:span><text:span text:style-name="T31">capture</text:span><text:span text:style-name="T18">(</text:span><text:span text:style-name="T28">p</text:span><text:span text:style-name="T18">);</text:span><text:span text:style-name="T29">//can call diff by using wildcard capture!</text:span></text:p>
            <text:p text:style-name="P8"><text:span text:style-name="T22"><text:s text:c="4"/></text:span><text:span text:style-name="T32">capture</text:span><text:span text:style-name="T22">(</text:span><text:span text:style-name="T23">cp</text:span><text:span text:style-name="T22">);</text:span></text:p>
            <text:p text:style-name="P8"><text:span text:style-name="T22"><text:s text:c="2"/></text:span><text:span text:style-name="T22">}</text:span></text:p>
            <text:p text:style-name="P8"><text:span text:style-name="T22"><text:s text:c="2"/></text:span><text:span text:style-name="T21">public</text:span><text:span text:style-name="T22"> </text:span><text:span text:style-name="T21">static</text:span><text:span text:style-name="T22"> &lt;X </text:span><text:span text:style-name="T21">extends</text:span><text:span text:style-name="T22"> Point&lt;X&gt;&gt;</text:span></text:p>
            <text:p text:style-name="P8"><text:span text:style-name="T22"><text:s text:c="2"/></text:span><text:span text:style-name="T21">void</text:span><text:span text:style-name="T22"> capture(Point&lt;X&gt; </text:span><text:span text:style-name="T23">p</text:span><text:span text:style-name="T22">){</text:span></text:p>
            <text:p text:style-name="P8"><text:span text:style-name="T22"><text:s text:c="4"/></text:span><text:span text:style-name="T22">Point&lt;X&gt; </text:span><text:span text:style-name="T23">p1</text:span><text:span text:style-name="T22">= </text:span><text:span text:style-name="T23">p</text:span><text:span text:style-name="T22">.withX(10);</text:span></text:p>
            <text:p text:style-name="P8"><text:span text:style-name="T22"><text:s text:c="4"/></text:span><text:span text:style-name="T22">System.</text:span><text:span text:style-name="T33">out</text:span><text:span text:style-name="T22">.println(</text:span><text:span text:style-name="T23">p</text:span><text:span text:style-name="T22">.diff(</text:span><text:span text:style-name="T23">p1</text:span><text:span text:style-name="T22">.self()));</text:span></text:p>
            <text:p text:style-name="P8"><text:span text:style-name="T22"><text:s text:c="2"/></text:span><text:span text:style-name="T22">}</text:span></text:p>
          </draw:text-box>
        </draw:frame>
        <draw:frame presentation:style-name="pr3" draw:text-style-name="P4" draw:layer="layout" svg:width="41.315cm" svg:height="3.817cm" svg:x="5.092cm" svg:y="-0.789cm" presentation:class="title" presentation:user-transformed="true">
          <draw:text-box>
            <text:p><text:s text:c="5"/>Extension: Diff method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36.575cm" svg:height="16.465cm" svg:x="2.032cm" svg:y="4.66cm" presentation:class="subtitle" presentation:user-transformed="true">
          <draw:text-box>
            <text:p><text:span text:style-name="T1">This works, but it uses the most sophisticated features of the language.</text:span></text:p>
            <text:p><text:span text:style-name="T1"/></text:p>
            <text:p><text:span text:style-name="T1"><text:line-break/></text:span><text:span text:style-name="T1">I argue that if the functional Point / Color Point</text:span></text:p>
            <text:p><text:span text:style-name="T1">example is much harder to teach that the mutable version,</text:span><text:span text:style-name="T1"><text:line-break/></text:span><text:span text:style-name="T1">we do not have a good unification of OOP and FP</text:span><text:span text:style-name="T1"><text:line-break/></text:span><text:span text:style-name="T1"><text:line-break/></text:span><text:span text:style-name="T1">We could make it ‘look good’ superficially, by auto-generating many things, and assuming a first generic parameter on everything with the right shape, so we can write ‘Point’ but we mean Point&lt;?&gt; logically. Would this be a solution, or is it just hiding the dus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36.575cm" svg:height="15.087cm" svg:x="2.032cm" svg:y="5.349cm" presentation:class="subtitle">
          <draw:text-box>
            <text:p text:style-name="P4"><text:span text:style-name="T1">What about the adapter pattern instead of subtyping?</text:span></text:p>
            <text:p text:style-name="P4"><text:span text:style-name="T1"/></text:p>
            <text:p text:style-name="P4"><text:span text:style-name="T1">Keep Point/CPoint as separate types</text:span><text:span text:style-name="T1"><text:line-break/></text:span><text:span text:style-name="T1">Have some functionalities to convert between them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7" draw:text-style-name="P13" draw:layer="layout" svg:width="39.618cm" svg:height="17.269cm" svg:x="0.319cm" svg:y="0.77cm">
          <draw:text-box>
            <text:p text:style-name="P12"><text:span text:style-name="T21">interface</text:span><text:span text:style-name="T22"> Point{</text:span></text:p>
            <text:p text:style-name="P12"><text:span text:style-name="T22"><text:s text:c="2"/></text:span><text:span text:style-name="T21">int</text:span><text:span text:style-name="T22"> x(); <text:s/></text:span><text:span text:style-name="T21">int</text:span><text:span text:style-name="T22"> y(); <text:s/>Point withX(</text:span><text:span text:style-name="T21">int</text:span><text:span text:style-name="T22"> </text:span><text:span text:style-name="T23">x</text:span><text:span text:style-name="T22">); <text:s/>Point withY(</text:span><text:span text:style-name="T21">int</text:span><text:span text:style-name="T22"> </text:span><text:span text:style-name="T23">y</text:span><text:span text:style-name="T22">);</text:span></text:p>
            <text:p text:style-name="P12"><text:span text:style-name="T22"><text:s text:c="2"/></text:span><text:span text:style-name="T22">String id();</text:span></text:p>
            <text:p text:style-name="P12"><text:span text:style-name="T22"><text:s text:c="2"/></text:span><text:span text:style-name="T21">default</text:span><text:span text:style-name="T22"> Point times(</text:span><text:span text:style-name="T21">int</text:span><text:span text:style-name="T22"> </text:span><text:span text:style-name="T23">r</text:span><text:span text:style-name="T22">){ </text:span><text:span text:style-name="T21">return</text:span><text:span text:style-name="T22"> </text:span><text:span text:style-name="T21">this</text:span><text:span text:style-name="T22">.withX(</text:span><text:span text:style-name="T21">this</text:span><text:span text:style-name="T22">.x()*</text:span><text:span text:style-name="T23">r</text:span><text:span text:style-name="T22">).withY(</text:span><text:span text:style-name="T21">this</text:span><text:span text:style-name="T22">.y()*</text:span><text:span text:style-name="T23">r</text:span><text:span text:style-name="T22">); </text:span><text:span text:style-name="T25">}</text:span></text:p>
            <text:p text:style-name="P12"><text:span text:style-name="T22"><text:s text:c="2"/></text:span><text:span text:style-name="T21">default</text:span><text:span text:style-name="T22"> Point max(</text:span><text:span text:style-name="T21">int</text:span><text:span text:style-name="T22"> </text:span><text:span text:style-name="T23">x</text:span><text:span text:style-name="T22">){</text:span></text:p>
            <text:p text:style-name="P12"><text:span text:style-name="T22"><text:s text:c="4"/></text:span><text:span text:style-name="T21">if</text:span><text:span text:style-name="T22">(</text:span><text:span text:style-name="T21">this</text:span><text:span text:style-name="T22">.x()&gt;</text:span><text:span text:style-name="T23">x</text:span><text:span text:style-name="T22">){ </text:span><text:span text:style-name="T21">return</text:span><text:span text:style-name="T22"> </text:span><text:span text:style-name="T21">this</text:span><text:span text:style-name="T22">; }</text:span></text:p>
            <text:p text:style-name="P12"><text:span text:style-name="T22"><text:s text:c="4"/></text:span><text:span text:style-name="T21">return</text:span><text:span text:style-name="T22"> </text:span><text:span text:style-name="T21">this</text:span><text:span text:style-name="T22">.withX(</text:span><text:span text:style-name="T23">x</text:span><text:span text:style-name="T22">);</text:span></text:p>
            <text:p text:style-name="P12"><text:span text:style-name="T22"><text:s text:c="2"/></text:span><text:span text:style-name="T22">}</text:span></text:p>
            <text:p text:style-name="P12"><text:span text:style-name="T2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39.618cm" svg:height="19.451cm" svg:x="0.319cm" svg:y="0.77cm">
          <draw:text-box>
            <text:p text:style-name="P12"><text:span text:style-name="T21">interface</text:span><text:span text:style-name="T22"> Point{</text:span></text:p>
            <text:p text:style-name="P12"><text:span text:style-name="T22"><text:s text:c="2"/></text:span><text:span text:style-name="T21">int</text:span><text:span text:style-name="T22"> x(); <text:s/></text:span><text:span text:style-name="T21">int</text:span><text:span text:style-name="T22"> y(); <text:s/>Point withX(</text:span><text:span text:style-name="T21">int</text:span><text:span text:style-name="T22"> </text:span><text:span text:style-name="T23">x</text:span><text:span text:style-name="T22">); <text:s/>Point withY(</text:span><text:span text:style-name="T21">int</text:span><text:span text:style-name="T22"> </text:span><text:span text:style-name="T23">y</text:span><text:span text:style-name="T22">);</text:span></text:p>
            <text:p text:style-name="P12"><text:span text:style-name="T22"><text:s text:c="2"/></text:span><text:span text:style-name="T22">String id();</text:span></text:p>
            <text:p text:style-name="P12"><text:span text:style-name="T22"><text:s text:c="2"/></text:span><text:span text:style-name="T21">default</text:span><text:span text:style-name="T22"> Point times(</text:span><text:span text:style-name="T21">int</text:span><text:span text:style-name="T22"> </text:span><text:span text:style-name="T23">r</text:span><text:span text:style-name="T22">){ </text:span><text:span text:style-name="T21">return</text:span><text:span text:style-name="T22"> </text:span><text:span text:style-name="T21">this</text:span><text:span text:style-name="T22">.withX(</text:span><text:span text:style-name="T21">this</text:span><text:span text:style-name="T22">.x()*</text:span><text:span text:style-name="T23">r</text:span><text:span text:style-name="T22">).withY(</text:span><text:span text:style-name="T21">this</text:span><text:span text:style-name="T22">.y()*</text:span><text:span text:style-name="T23">r</text:span><text:span text:style-name="T22">); </text:span><text:span text:style-name="T25">}</text:span></text:p>
            <text:p text:style-name="P12"><text:span text:style-name="T22"><text:s text:c="2"/></text:span><text:span text:style-name="T21">default</text:span><text:span text:style-name="T22"> Point max(</text:span><text:span text:style-name="T21">int</text:span><text:span text:style-name="T22"> </text:span><text:span text:style-name="T23">x</text:span><text:span text:style-name="T22">){</text:span></text:p>
            <text:p text:style-name="P12"><text:span text:style-name="T22"><text:s text:c="4"/></text:span><text:span text:style-name="T21">if</text:span><text:span text:style-name="T22">(</text:span><text:span text:style-name="T21">this</text:span><text:span text:style-name="T22">.x()&gt;</text:span><text:span text:style-name="T23">x</text:span><text:span text:style-name="T22">){ </text:span><text:span text:style-name="T21">return</text:span><text:span text:style-name="T22"> </text:span><text:span text:style-name="T21">this</text:span><text:span text:style-name="T22">; }</text:span></text:p>
            <text:p text:style-name="P12"><text:span text:style-name="T22"><text:s text:c="4"/></text:span><text:span text:style-name="T21">return</text:span><text:span text:style-name="T22"> </text:span><text:span text:style-name="T21">this</text:span><text:span text:style-name="T22">.withX(</text:span><text:span text:style-name="T23">x</text:span><text:span text:style-name="T22">);</text:span></text:p>
            <text:p text:style-name="P12"><text:span text:style-name="T22"><text:s text:c="2"/></text:span><text:span text:style-name="T22">}</text:span></text:p>
            <text:p text:style-name="P12"><text:span text:style-name="T25">}</text:span></text:p>
            <text:p text:style-name="P9"><text:span text:style-name="T27">interface</text:span><text:span text:style-name="T18"> CPoint{</text:span><text:span text:style-name="T29">//Note: does not implement Point</text:span></text:p>
            <text:p text:style-name="P9"><text:span text:style-name="T22"><text:s text:c="2"/></text:span><text:span text:style-name="T21">int</text:span><text:span text:style-name="T22"> x(); <text:s/></text:span><text:span text:style-name="T21">int</text:span><text:span text:style-name="T22"> y(); <text:s/>String color();</text:span></text:p>
            <text:p text:style-name="P9"><text:span text:style-name="T18"><text:s text:c="2"/></text:span><text:span text:style-name="T22">CPoint withX(</text:span><text:span text:style-name="T21">int</text:span><text:span text:style-name="T22"> </text:span><text:span text:style-name="T23">x</text:span><text:span text:style-name="T22">); <text:s/>CPoint withY(</text:span><text:span text:style-name="T21">int</text:span><text:span text:style-name="T22"> </text:span><text:span text:style-name="T23">y</text:span><text:span text:style-name="T22">); <text:s/>CPoint withColor(String </text:span><text:span text:style-name="T23">c</text:span><text:span text:style-name="T22">);</text:span></text:p>
            <text:p text:style-name="P9"><text:span text:style-name="T22"><text:s text:c="2"/></text:span><text:span text:style-name="T22">String id();</text:span></text:p>
            <text:p text:style-name="P9"><text:span text:style-name="T22"><text:s text:c="2"/></text:span><text:span text:style-name="T21">default</text:span><text:span text:style-name="T22"> CPoint withPoint(Point </text:span><text:span text:style-name="T23">p</text:span><text:span text:style-name="T22">){ </text:span><text:span text:style-name="T21">return</text:span><text:span text:style-name="T22"> </text:span><text:span text:style-name="T21">this</text:span><text:span text:style-name="T22">.withX(</text:span><text:span text:style-name="T23">p</text:span><text:span text:style-name="T22">.x()).withY(</text:span><text:span text:style-name="T23">p</text:span><text:span text:style-name="T22">.y()); }</text:span></text:p>
            <text:p text:style-name="P9"><text:span text:style-name="T22"><text:s text:c="2"/></text:span><text:span text:style-name="T21">default</text:span><text:span text:style-name="T22"> Point toPoint(){..}</text:span></text:p>
            <text:p text:style-name="P9"><text:span text:style-name="T22"/></text:p>
            <text:p text:style-name="P9"><text:span text:style-name="T22"><text:s text:c="2"/></text:span><text:span text:style-name="T21">default</text:span><text:span text:style-name="T22"> CPoint times(</text:span><text:span text:style-name="T21">int</text:span><text:span text:style-name="T22"> </text:span><text:span text:style-name="T23">r</text:span><text:span text:style-name="T22">){</text:span></text:p>
            <text:p text:style-name="P9"><text:span text:style-name="T34"><text:s text:c="4"/></text:span><text:span text:style-name="T21">return</text:span><text:span text:style-name="T22"> </text:span><text:span text:style-name="T27">this</text:span><text:span text:style-name="T18">.withPoint(</text:span><text:span text:style-name="T27">this</text:span><text:span text:style-name="T18">.toPoint().times(</text:span><text:span text:style-name="T28">r</text:span><text:span text:style-name="T18">)); </text:span><text:span text:style-name="T29">//first attempt</text:span></text:p>
            <text:p text:style-name="P9"><text:span text:style-name="T22"><text:s text:c="2"/></text:span><text:span text:style-name="T22">}</text:span></text:p>
            <text:p text:style-name="P9"><text:span text:style-name="T22"><text:s text:c="2"/></text:span><text:span text:style-name="T21">default</text:span><text:span text:style-name="T22"> CPoint max(</text:span><text:span text:style-name="T21">int</text:span><text:span text:style-name="T22"> </text:span><text:span text:style-name="T23">x</text:span><text:span text:style-name="T22">){</text:span></text:p>
            <text:p text:style-name="P9"><text:span text:style-name="T26"><text:s text:c="4"/></text:span><text:span text:style-name="T27">return</text:span><text:span text:style-name="T26"> </text:span><text:span text:style-name="T27">this</text:span><text:span text:style-name="T26">.withPoint(</text:span><text:span text:style-name="T27">this</text:span><text:span text:style-name="T18">.toPoint().max(</text:span><text:span text:style-name="T28">x</text:span><text:span text:style-name="T18">));</text:span><text:span text:style-name="T29">//first attempt</text:span></text:p>
            <text:p text:style-name="P9"><text:span text:style-name="T22"><text:s text:c="2"/></text:span><text:span text:style-name="T22">}</text:span></text:p>
            <text:p text:style-name="P9"><text:span text:style-name="T22">}</text:span></text:p>
            <text:p text:style-name="P9"><text:span text:style-name="T2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8" draw:text-style-name="P13" draw:layer="layout" svg:width="39.618cm" svg:height="18.651cm" svg:x="0.319cm" svg:y="0.77cm">
          <draw:text-box>
            <text:p text:style-name="P12"><text:span text:style-name="T21">interface</text:span><text:span text:style-name="T22"> Point{</text:span></text:p>
            <text:p text:style-name="P12"><text:span text:style-name="T22"><text:s text:c="2"/></text:span><text:span text:style-name="T21">int</text:span><text:span text:style-name="T22"> x(); <text:s/></text:span><text:span text:style-name="T21">int</text:span><text:span text:style-name="T22"> y(); <text:s/>Point withX(</text:span><text:span text:style-name="T21">int</text:span><text:span text:style-name="T22"> </text:span><text:span text:style-name="T23">x</text:span><text:span text:style-name="T22">); <text:s/>Point withY(</text:span><text:span text:style-name="T21">int</text:span><text:span text:style-name="T22"> </text:span><text:span text:style-name="T23">y</text:span><text:span text:style-name="T22">);</text:span></text:p>
            <text:p text:style-name="P12"><text:span text:style-name="T22"><text:s text:c="2"/></text:span><text:span text:style-name="T22">String id();</text:span></text:p>
            <text:p text:style-name="P12"><text:span text:style-name="T22"><text:s text:c="2"/></text:span><text:span text:style-name="T21">default</text:span><text:span text:style-name="T22"> Point times(</text:span><text:span text:style-name="T21">int</text:span><text:span text:style-name="T22"> </text:span><text:span text:style-name="T23">r</text:span><text:span text:style-name="T22">){ </text:span><text:span text:style-name="T21">return</text:span><text:span text:style-name="T22"> </text:span><text:span text:style-name="T21">this</text:span><text:span text:style-name="T22">.withX(</text:span><text:span text:style-name="T21">this</text:span><text:span text:style-name="T22">.x()*</text:span><text:span text:style-name="T23">r</text:span><text:span text:style-name="T22">).withY(</text:span><text:span text:style-name="T21">this</text:span><text:span text:style-name="T22">.y()*</text:span><text:span text:style-name="T23">r</text:span><text:span text:style-name="T22">); </text:span><text:span text:style-name="T25">}</text:span></text:p>
            <text:p text:style-name="P12"><text:span text:style-name="T22"><text:s text:c="2"/></text:span><text:span text:style-name="T21">default</text:span><text:span text:style-name="T22"> Point max(</text:span><text:span text:style-name="T21">int</text:span><text:span text:style-name="T22"> </text:span><text:span text:style-name="T23">x</text:span><text:span text:style-name="T22">){</text:span></text:p>
            <text:p text:style-name="P12"><text:span text:style-name="T22"><text:s text:c="4"/></text:span><text:span text:style-name="T21">if</text:span><text:span text:style-name="T22">(</text:span><text:span text:style-name="T21">this</text:span><text:span text:style-name="T22">.x()&gt;</text:span><text:span text:style-name="T23">x</text:span><text:span text:style-name="T22">){ </text:span><text:span text:style-name="T21">return</text:span><text:span text:style-name="T22"> </text:span><text:span text:style-name="T21">this</text:span><text:span text:style-name="T22">; }</text:span></text:p>
            <text:p text:style-name="P12"><text:span text:style-name="T22"><text:s text:c="4"/></text:span><text:span text:style-name="T21">return</text:span><text:span text:style-name="T22"> </text:span><text:span text:style-name="T21">this</text:span><text:span text:style-name="T22">.withX(</text:span><text:span text:style-name="T23">x</text:span><text:span text:style-name="T22">);</text:span></text:p>
            <text:p text:style-name="P12"><text:span text:style-name="T22"><text:s text:c="2"/></text:span><text:span text:style-name="T22">}</text:span></text:p>
            <text:p text:style-name="P12"><text:span text:style-name="T25">}</text:span></text:p>
            <text:p text:style-name="P9"><text:span text:style-name="T27">interface</text:span><text:span text:style-name="T18"> CPoint{</text:span><text:span text:style-name="T29">//..</text:span><text:span text:style-name="T29"><text:line-break/></text:span><text:span text:style-name="T29"> <text:s/></text:span><text:span text:style-name="T22">String id();</text:span></text:p>
            <text:p text:style-name="P9"><text:span text:style-name="T22"><text:s text:c="2"/></text:span><text:span text:style-name="T21">default</text:span><text:span text:style-name="T22"> CPoint times(</text:span><text:span text:style-name="T21">int</text:span><text:span text:style-name="T22"> </text:span><text:span text:style-name="T23">r</text:span><text:span text:style-name="T22">){ </text:span><text:span text:style-name="T21">return</text:span><text:span text:style-name="T22"> </text:span><text:span text:style-name="T27">this</text:span><text:span text:style-name="T18">.withPoint(</text:span><text:span text:style-name="T27">this</text:span><text:span text:style-name="T18">.toPoint().times(</text:span><text:span text:style-name="T28">r</text:span><text:span text:style-name="T18">)); </text:span><text:span text:style-name="T22">}</text:span></text:p>
            <text:p text:style-name="P9"><text:span text:style-name="T22"><text:s text:c="2"/></text:span><text:span text:style-name="T21">default</text:span><text:span text:style-name="T22"> CPoint max(</text:span><text:span text:style-name="T21">int</text:span><text:span text:style-name="T22"> </text:span><text:span text:style-name="T23">x</text:span><text:span text:style-name="T22">){ </text:span><text:span text:style-name="T27">return</text:span><text:span text:style-name="T26"> </text:span><text:span text:style-name="T27">this</text:span><text:span text:style-name="T26">.withPoint(</text:span><text:span text:style-name="T27">this</text:span><text:span text:style-name="T18">.toPoint().max(</text:span><text:span text:style-name="T28">x</text:span><text:span text:style-name="T18">)); </text:span><text:span text:style-name="T22">}</text:span></text:p>
            <text:p text:style-name="P9"><text:span text:style-name="T22"/></text:p>
            <text:p text:style-name="P9"><text:span text:style-name="T22"><text:s text:c="2"/></text:span><text:span text:style-name="T21">default</text:span><text:span text:style-name="T22"> CPoint withPoint(Point </text:span><text:span text:style-name="T23">p</text:span><text:span text:style-name="T22">){ </text:span><text:span text:style-name="T21">return</text:span><text:span text:style-name="T22"> </text:span><text:span text:style-name="T21">this</text:span><text:span text:style-name="T22">.withX(</text:span><text:span text:style-name="T23">p</text:span><text:span text:style-name="T22">.x()).withY(</text:span><text:span text:style-name="T23">p</text:span><text:span text:style-name="T22">.y()); }</text:span></text:p>
            <text:p text:style-name="P9"><text:span text:style-name="T26"><text:s text:c="2"/></text:span><text:span text:style-name="T27">default</text:span><text:span text:style-name="T18"> Point toPoint(){ </text:span><text:span text:style-name="T27">return</text:span><text:span text:style-name="T26"> </text:span><text:span text:style-name="T27">new </text:span><text:span text:style-name="T18">Point1(</text:span><text:span text:style-name="T27">this</text:span><text:span text:style-name="T18">.x(), </text:span><text:span text:style-name="T21">this</text:span><text:span text:style-name="T22">.y()); }</text:span></text:p>
            <text:p text:style-name="P9"><text:span text:style-name="T18">}</text:span><text:span text:style-name="T29">//returning a Point1 every time is wrong.</text:span></text:p>
            <text:p text:style-name="P9"><text:span text:style-name="T29"><text:s/></text:span><text:span text:style-name="T29">//asking every Cpoint to override toPoint also looks wrong.</text:span></text:p>
            <text:p text:style-name="P9"><text:span text:style-name="T21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9" draw:text-style-name="P13" draw:layer="layout" svg:width="39.618cm" svg:height="25.051cm" svg:x="0.319cm" svg:y="0.77cm">
          <draw:text-box>
            <text:p text:style-name="P12"><text:span text:style-name="T21">interface</text:span><text:span text:style-name="T22"> Point{..</text:span></text:p>
            <text:p text:style-name="P12"><text:span text:style-name="T22"><text:s text:c="2"/></text:span><text:span text:style-name="T21">default</text:span><text:span text:style-name="T22"> Point times(</text:span><text:span text:style-name="T21">int</text:span><text:span text:style-name="T22"> </text:span><text:span text:style-name="T23">r</text:span><text:span text:style-name="T22">){ </text:span><text:span text:style-name="T21">return</text:span><text:span text:style-name="T22"> </text:span><text:span text:style-name="T21">this</text:span><text:span text:style-name="T22">.withX(</text:span><text:span text:style-name="T21">this</text:span><text:span text:style-name="T22">.x()*</text:span><text:span text:style-name="T23">r</text:span><text:span text:style-name="T22">).withY(</text:span><text:span text:style-name="T21">this</text:span><text:span text:style-name="T22">.y()*</text:span><text:span text:style-name="T23">r</text:span><text:span text:style-name="T22">); </text:span><text:span text:style-name="T25">}</text:span></text:p>
            <text:p text:style-name="P12"><text:span text:style-name="T25"><text:s text:c="2"/></text:span><text:span text:style-name="T25">..}</text:span></text:p>
            <text:p text:style-name="P12"><text:span text:style-name="T27"/></text:p>
            <text:p text:style-name="P12"><text:span text:style-name="T27">interface</text:span><text:span text:style-name="T18"> CPoint{..</text:span></text:p>
            <text:p text:style-name="P9"><text:span text:style-name="T18"><text:s text:c="2"/></text:span><text:span text:style-name="T21">default</text:span><text:span text:style-name="T22"> CPoint times(</text:span><text:span text:style-name="T21">int</text:span><text:span text:style-name="T22"> </text:span><text:span text:style-name="T23">r</text:span><text:span text:style-name="T22">){ </text:span><text:span text:style-name="T21">return</text:span><text:span text:style-name="T22"> </text:span><text:span text:style-name="T27">this</text:span><text:span text:style-name="T18">.withPoint(</text:span><text:span text:style-name="T27">this</text:span><text:span text:style-name="T18">.toPoint().times(</text:span><text:span text:style-name="T28">r</text:span><text:span text:style-name="T18">)); </text:span><text:span text:style-name="T22">}</text:span></text:p>
            <text:p text:style-name="P9"><text:span text:style-name="T25"/></text:p>
            <text:p text:style-name="P9"><text:span text:style-name="T22"><text:s text:c="2"/></text:span><text:span text:style-name="T21">default</text:span><text:span text:style-name="T22"> CPoint withPoint(Point </text:span><text:span text:style-name="T23">p</text:span><text:span text:style-name="T22">){ </text:span><text:span text:style-name="T21">return</text:span><text:span text:style-name="T22"> </text:span><text:span text:style-name="T21">this</text:span><text:span text:style-name="T22">.withX(</text:span><text:span text:style-name="T23">p</text:span><text:span text:style-name="T22">.x()).withY(</text:span><text:span text:style-name="T23">p</text:span><text:span text:style-name="T22">.y()); }</text:span></text:p>
            <text:p text:style-name="P9"><text:span text:style-name="T22"/></text:p>
            <text:p text:style-name="P9"><text:span text:style-name="T26"><text:s text:c="2"/></text:span><text:span text:style-name="T27">default</text:span><text:span text:style-name="T18"> Point toPoint(){</text:span><text:span text:style-name="T29">//We can use the adapter pattern!</text:span></text:p>
            <text:p text:style-name="P9"><text:span text:style-name="T22"><text:s text:c="4"/></text:span><text:span text:style-name="T22">CPoint </text:span><text:span text:style-name="T23">self</text:span><text:span text:style-name="T22"> = </text:span><text:span text:style-name="T21">this</text:span><text:span text:style-name="T22">;</text:span></text:p>
            <text:p text:style-name="P9"><text:span text:style-name="T22"><text:s text:c="4"/></text:span><text:span text:style-name="T21">return</text:span><text:span text:style-name="T22"> </text:span><text:span text:style-name="T21">new</text:span><text:span text:style-name="T22"> Point(){</text:span></text:p>
            <text:p text:style-name="P9"><text:span text:style-name="T22"><text:s text:c="6"/></text:span><text:span text:style-name="T21">public</text:span><text:span text:style-name="T22"> </text:span><text:span text:style-name="T21">int</text:span><text:span text:style-name="T22"> x(){ </text:span><text:span text:style-name="T21">return</text:span><text:span text:style-name="T22"> </text:span><text:span text:style-name="T23">self</text:span><text:span text:style-name="T22">.x(); }</text:span></text:p>
            <text:p text:style-name="P9"><text:span text:style-name="T22"><text:s text:c="6"/></text:span><text:span text:style-name="T21">public</text:span><text:span text:style-name="T22"> </text:span><text:span text:style-name="T21">int</text:span><text:span text:style-name="T22"> y(){ </text:span><text:span text:style-name="T21">return</text:span><text:span text:style-name="T22"> </text:span><text:span text:style-name="T23">self</text:span><text:span text:style-name="T22">.y(); }</text:span></text:p>
            <text:p text:style-name="P9"><text:span text:style-name="T22"><text:s text:c="6"/></text:span><text:span text:style-name="T21">public</text:span><text:span text:style-name="T22"> Point withX(</text:span><text:span text:style-name="T21">int</text:span><text:span text:style-name="T22"> </text:span><text:span text:style-name="T23">x</text:span><text:span text:style-name="T22">){ </text:span><text:span text:style-name="T21">return</text:span><text:span text:style-name="T22"> </text:span><text:span text:style-name="T23">self</text:span><text:span text:style-name="T22">.withX(</text:span><text:span text:style-name="T23">x</text:span><text:span text:style-name="T22">).toPoint(); }</text:span></text:p>
            <text:p text:style-name="P9"><text:span text:style-name="T22"><text:s text:c="6"/></text:span><text:span text:style-name="T21">public</text:span><text:span text:style-name="T22"> Point withY(</text:span><text:span text:style-name="T21">int</text:span><text:span text:style-name="T22"> </text:span><text:span text:style-name="T23">y</text:span><text:span text:style-name="T22">){ </text:span><text:span text:style-name="T21">return</text:span><text:span text:style-name="T22"> </text:span><text:span text:style-name="T23">self</text:span><text:span text:style-name="T22">.withY(</text:span><text:span text:style-name="T23">y</text:span><text:span text:style-name="T22">).toPoint(); }</text:span></text:p>
            <text:p text:style-name="P9"><text:span text:style-name="T22"><text:s text:c="6"/></text:span><text:span text:style-name="T21">public</text:span><text:span text:style-name="T22"> String id(){ </text:span><text:span text:style-name="T21">return</text:span><text:span text:style-name="T22"> </text:span><text:span text:style-name="T23">self</text:span><text:span text:style-name="T22">.id(); }</text:span></text:p>
            <text:p text:style-name="P9"><text:span text:style-name="T22"><text:s text:c="6"/></text:span><text:span text:style-name="T21">public</text:span><text:span text:style-name="T22"> Point times(</text:span><text:span text:style-name="T21">int</text:span><text:span text:style-name="T22"> </text:span><text:span text:style-name="T23">r</text:span><text:span text:style-name="T22">){ </text:span><text:span text:style-name="T21">return</text:span><text:span text:style-name="T22"> </text:span><text:span text:style-name="T23">self</text:span><text:span text:style-name="T22">.times(</text:span><text:span text:style-name="T23">r</text:span><text:span text:style-name="T22">).toPoint(); }</text:span></text:p>
            <text:p text:style-name="P9"><text:span text:style-name="T22"><text:s text:c="6"/></text:span><text:span text:style-name="T21">public</text:span><text:span text:style-name="T22"> Point max(</text:span><text:span text:style-name="T21">int</text:span><text:span text:style-name="T22"> </text:span><text:span text:style-name="T23">x</text:span><text:span text:style-name="T22">){ </text:span><text:span text:style-name="T21">return</text:span><text:span text:style-name="T22"> </text:span><text:span text:style-name="T23">self</text:span><text:span text:style-name="T22">.max(</text:span><text:span text:style-name="T23">x</text:span><text:span text:style-name="T22">).toPoint(); }</text:span></text:p>
            <text:p text:style-name="P9"><text:span text:style-name="T22"><text:s text:c="4"/></text:span><text:span text:style-name="T22">};</text:span></text:p>
            <text:p text:style-name="P9"><text:span text:style-name="T22"><text:s text:c="2"/></text:span><text:span text:style-name="T22">}</text:span></text:p>
            <text:p text:style-name="P9"><text:span text:style-name="T22">}</text:span></text:p>
            <text:p text:style-name="P9"><text:span text:style-name="T29">//Can you spot the problem?</text:span></text:p>
            <text:p text:style-name="P9"><text:span text:style-name="T29">//stack overflow times → toPoint → times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9" draw:text-style-name="P13" draw:layer="layout" svg:width="39.618cm" svg:height="25.051cm" svg:x="0.319cm" svg:y="0.77cm">
          <draw:text-box>
            <text:p text:style-name="P12"><text:span text:style-name="T21">interface</text:span><text:span text:style-name="T22"> Point{..</text:span></text:p>
            <text:p text:style-name="P12"><text:span text:style-name="T22"><text:s text:c="2"/></text:span><text:span text:style-name="T21">default</text:span><text:span text:style-name="T22"> Point times(</text:span><text:span text:style-name="T21">int</text:span><text:span text:style-name="T22"> </text:span><text:span text:style-name="T23">r</text:span><text:span text:style-name="T22">){ </text:span><text:span text:style-name="T21">return</text:span><text:span text:style-name="T22"> </text:span><text:span text:style-name="T21">this</text:span><text:span text:style-name="T22">.withX(</text:span><text:span text:style-name="T21">this</text:span><text:span text:style-name="T22">.x()*</text:span><text:span text:style-name="T23">r</text:span><text:span text:style-name="T22">).withY(</text:span><text:span text:style-name="T21">this</text:span><text:span text:style-name="T22">.y()*</text:span><text:span text:style-name="T23">r</text:span><text:span text:style-name="T22">); </text:span><text:span text:style-name="T25">}</text:span></text:p>
            <text:p text:style-name="P12"><text:span text:style-name="T25"><text:s text:c="2"/></text:span><text:span text:style-name="T25">..}</text:span></text:p>
            <text:p text:style-name="P12"><text:span text:style-name="T27"/></text:p>
            <text:p text:style-name="P12"><text:span text:style-name="T27">interface</text:span><text:span text:style-name="T18"> CPoint{..</text:span></text:p>
            <text:p text:style-name="P9"><text:span text:style-name="T18"><text:s text:c="2"/></text:span><text:span text:style-name="T21">default</text:span><text:span text:style-name="T22"> CPoint times(</text:span><text:span text:style-name="T21">int</text:span><text:span text:style-name="T22"> </text:span><text:span text:style-name="T23">r</text:span><text:span text:style-name="T22">){ </text:span><text:span text:style-name="T21">return</text:span><text:span text:style-name="T22"> </text:span><text:span text:style-name="T27">this</text:span><text:span text:style-name="T18">.withPoint(</text:span><text:span text:style-name="T27">this</text:span><text:span text:style-name="T18">.toPoint().times(</text:span><text:span text:style-name="T28">r</text:span><text:span text:style-name="T18">)); </text:span><text:span text:style-name="T22">}</text:span></text:p>
            <text:p text:style-name="P9"><text:span text:style-name="T25"/></text:p>
            <text:p text:style-name="P9"><text:span text:style-name="T22"><text:s text:c="2"/></text:span><text:span text:style-name="T21">default</text:span><text:span text:style-name="T22"> CPoint withPoint(Point </text:span><text:span text:style-name="T23">p</text:span><text:span text:style-name="T22">){ </text:span><text:span text:style-name="T21">return</text:span><text:span text:style-name="T22"> </text:span><text:span text:style-name="T21">this</text:span><text:span text:style-name="T22">.withX(</text:span><text:span text:style-name="T23">p</text:span><text:span text:style-name="T22">.x()).withY(</text:span><text:span text:style-name="T23">p</text:span><text:span text:style-name="T22">.y()); }</text:span></text:p>
            <text:p text:style-name="P9"><text:span text:style-name="T29">//withPoint is also wrong since it is keeping the ‘id’ behavior of the initial CPoint</text:span><text:span text:style-name="T29"><text:line-break/></text:span><text:span text:style-name="T29">//not the ‘id’ behavior of the result of ‘times’</text:span></text:p>
            <text:p text:style-name="P9"><text:span text:style-name="T29">//What if there is a special kind of CPoint that overrides times to return a CPoint with</text:span><text:span text:style-name="T29"><text:line-break/></text:span><text:span text:style-name="T29">//a different ‘id’?</text:span></text:p>
            <text:p text:style-name="P9"><text:span text:style-name="T21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39.618cm" svg:height="25.851cm" svg:x="0.319cm" svg:y="0.57cm">
          <draw:text-box>
            <text:p text:style-name="P9"><text:span text:style-name="T27">interface</text:span><text:span text:style-name="T18"> Point{</text:span><text:span text:style-name="T29">//Interlocked adapter pattern?</text:span></text:p>
            <text:p text:style-name="P12"><text:span text:style-name="T22"><text:s text:c="2"/></text:span><text:span text:style-name="T21">int</text:span><text:span text:style-name="T22"> x(); </text:span><text:span text:style-name="T21">int</text:span><text:span text:style-name="T22"> y(); <text:s text:c="2"/>Point withX(</text:span><text:span text:style-name="T21">int</text:span><text:span text:style-name="T22"> </text:span><text:span text:style-name="T23">x</text:span><text:span text:style-name="T22">); <text:s/>Point withY(</text:span><text:span text:style-name="T21">int</text:span><text:span text:style-name="T22"> </text:span><text:span text:style-name="T23">y</text:span><text:span text:style-name="T22">);</text:span></text:p>
            <text:p text:style-name="P12"><text:span text:style-name="T22"><text:s text:c="2"/></text:span><text:span text:style-name="T22">String id();</text:span></text:p>
            <text:p text:style-name="P12"><text:span text:style-name="T22"><text:s text:c="2"/></text:span><text:span text:style-name="T21">default</text:span><text:span text:style-name="T22"> Point times(</text:span><text:span text:style-name="T21">int</text:span><text:span text:style-name="T22"> </text:span><text:span text:style-name="T23">r</text:span><text:span text:style-name="T22">){ </text:span><text:span text:style-name="T21">return</text:span><text:span text:style-name="T22"> </text:span><text:span text:style-name="T21">this</text:span><text:span text:style-name="T22">.withX(</text:span><text:span text:style-name="T21">this</text:span><text:span text:style-name="T22">.x()*</text:span><text:span text:style-name="T23">r</text:span><text:span text:style-name="T22">).withY(</text:span><text:span text:style-name="T21">this</text:span><text:span text:style-name="T22">.y()*</text:span><text:span text:style-name="T23">r</text:span><text:span text:style-name="T22">); }</text:span></text:p>
            <text:p text:style-name="P12"><text:span text:style-name="T22"><text:s text:c="2"/></text:span><text:span text:style-name="T21">default</text:span><text:span text:style-name="T22"> Point max(</text:span><text:span text:style-name="T21">int</text:span><text:span text:style-name="T22"> </text:span><text:span text:style-name="T23">x</text:span><text:span text:style-name="T22">){ .. }</text:span></text:p>
            <text:p text:style-name="P12"><text:span text:style-name="T22"><text:s text:c="2"/></text:span><text:span text:style-name="T21">default</text:span><text:span text:style-name="T22"> CPoint toCPoint(CPoint </text:span><text:span text:style-name="T23">other</text:span><text:span text:style-name="T22">){</text:span></text:p>
            <text:p text:style-name="P12"><text:span text:style-name="T22"><text:s text:c="4"/></text:span><text:span text:style-name="T22">Point </text:span><text:span text:style-name="T23">self</text:span><text:span text:style-name="T22"> = </text:span><text:span text:style-name="T21">this</text:span><text:span text:style-name="T22">;</text:span></text:p>
            <text:p text:style-name="P12"><text:span text:style-name="T22"><text:s text:c="4"/></text:span><text:span text:style-name="T21">return</text:span><text:span text:style-name="T22"> </text:span><text:span text:style-name="T21">new</text:span><text:span text:style-name="T22"> CPoint(){</text:span></text:p>
            <text:p text:style-name="P12"><text:span text:style-name="T22"><text:s text:c="6"/></text:span><text:span text:style-name="T21">public</text:span><text:span text:style-name="T22"> </text:span><text:span text:style-name="T21">int</text:span><text:span text:style-name="T22"> x(){ </text:span><text:span text:style-name="T21">return</text:span><text:span text:style-name="T22"> </text:span><text:span text:style-name="T23">self</text:span><text:span text:style-name="T22">.x(); }</text:span></text:p>
            <text:p text:style-name="P12"><text:span text:style-name="T22"><text:s text:c="6"/></text:span><text:span text:style-name="T21">public</text:span><text:span text:style-name="T22"> </text:span><text:span text:style-name="T21">int</text:span><text:span text:style-name="T22"> y(){ </text:span><text:span text:style-name="T21">return</text:span><text:span text:style-name="T22"> </text:span><text:span text:style-name="T23">self</text:span><text:span text:style-name="T22">.y(); }</text:span></text:p>
            <text:p text:style-name="P12"><text:span text:style-name="T22"><text:s text:c="6"/></text:span><text:span text:style-name="T21">public</text:span><text:span text:style-name="T22"> CPoint withX(</text:span><text:span text:style-name="T21">int</text:span><text:span text:style-name="T22"> </text:span><text:span text:style-name="T23">x</text:span><text:span text:style-name="T22">){ </text:span><text:span text:style-name="T21">return</text:span><text:span text:style-name="T22"> </text:span><text:span text:style-name="T23">self</text:span><text:span text:style-name="T22">.withX(</text:span><text:span text:style-name="T23">x</text:span><text:span text:style-name="T22">).toCPoint(</text:span><text:span text:style-name="T23">other</text:span><text:span text:style-name="T22">); }</text:span></text:p>
            <text:p text:style-name="P12"><text:span text:style-name="T22"><text:s text:c="6"/></text:span><text:span text:style-name="T21">public</text:span><text:span text:style-name="T22"> CPoint withY(</text:span><text:span text:style-name="T21">int</text:span><text:span text:style-name="T22"> </text:span><text:span text:style-name="T23">y</text:span><text:span text:style-name="T22">){ </text:span><text:span text:style-name="T21">return</text:span><text:span text:style-name="T22"> </text:span><text:span text:style-name="T23">self</text:span><text:span text:style-name="T22">.withY(</text:span><text:span text:style-name="T23">y</text:span><text:span text:style-name="T22">).toCPoint(</text:span><text:span text:style-name="T23">other</text:span><text:span text:style-name="T22">); }</text:span></text:p>
            <text:p text:style-name="P12"><text:span text:style-name="T22"><text:s text:c="6"/></text:span><text:span text:style-name="T21">public</text:span><text:span text:style-name="T22"> String color(){</text:span><text:span text:style-name="T21">return</text:span><text:span text:style-name="T22"> </text:span><text:span text:style-name="T23">other</text:span><text:span text:style-name="T22">.color();}</text:span></text:p>
            <text:p text:style-name="P12"><text:span text:style-name="T22"><text:s text:c="6"/></text:span><text:span text:style-name="T21">public</text:span><text:span text:style-name="T22"> CPoint withColor(String </text:span><text:span text:style-name="T23">c</text:span><text:span text:style-name="T22">){ </text:span><text:span text:style-name="T21">return</text:span><text:span text:style-name="T22"> </text:span><text:span text:style-name="T23">self</text:span><text:span text:style-name="T22">.toCPoint(</text:span><text:span text:style-name="T23">other</text:span><text:span text:style-name="T22">.withColor(</text:span><text:span text:style-name="T23">c</text:span><text:span text:style-name="T22">)); }</text:span></text:p>
            <text:p text:style-name="P12"><text:span text:style-name="T22"><text:s text:c="6"/></text:span><text:span text:style-name="T21">public</text:span><text:span text:style-name="T22"> String id(){ </text:span><text:span text:style-name="T21">return</text:span><text:span text:style-name="T22"> </text:span><text:span text:style-name="T23">self</text:span><text:span text:style-name="T22">.id(); }</text:span></text:p>
            <text:p text:style-name="P12"><text:span text:style-name="T22"><text:s text:c="6"/></text:span><text:span text:style-name="T21">public</text:span><text:span text:style-name="T22"> CPoint times(</text:span><text:span text:style-name="T21">int</text:span><text:span text:style-name="T22"> </text:span><text:span text:style-name="T23">r</text:span><text:span text:style-name="T22">){ </text:span><text:span text:style-name="T21">return</text:span><text:span text:style-name="T22"> </text:span><text:span text:style-name="T23">self</text:span><text:span text:style-name="T22">.times(</text:span><text:span text:style-name="T23">r</text:span><text:span text:style-name="T22">).toCPoint(</text:span><text:span text:style-name="T23">other</text:span><text:span text:style-name="T22">); }</text:span></text:p>
            <text:p text:style-name="P12"><text:span text:style-name="T22"><text:s text:c="6"/></text:span><text:span text:style-name="T21">public</text:span><text:span text:style-name="T22"> CPoint max(</text:span><text:span text:style-name="T21">int</text:span><text:span text:style-name="T22"> </text:span><text:span text:style-name="T23">x</text:span><text:span text:style-name="T22">){ </text:span><text:span text:style-name="T21">return</text:span><text:span text:style-name="T22"> </text:span><text:span text:style-name="T23">self</text:span><text:span text:style-name="T22">.max(</text:span><text:span text:style-name="T23">x</text:span><text:span text:style-name="T22">).toCPoint(</text:span><text:span text:style-name="T23">other</text:span><text:span text:style-name="T22">); }</text:span></text:p>
            <text:p text:style-name="P12"><text:span text:style-name="T22"><text:s text:c="6"/></text:span><text:span text:style-name="T22">};}</text:span></text:p>
            <text:p text:style-name="P12"><text:span text:style-name="T22"><text:s text:c="2"/></text:span><text:span text:style-name="T22">}</text:span></text:p>
            <text:p text:style-name="P12"><text:span text:style-name="T25">}</text:span></text:p>
            <text:p text:style-name="P9"><text:span text:style-name="T21">interface</text:span><text:span text:style-name="T22"> CPoint{..</text:span></text:p>
            <text:p text:style-name="P9"><text:span text:style-name="T26"><text:s text:c="2"/></text:span><text:span text:style-name="T27">default</text:span><text:span text:style-name="T18"> Point toPoint(){</text:span><text:span text:style-name="T29">//Here toCPoint does the unwrapping</text:span></text:p>
            <text:p text:style-name="P9"><text:span text:style-name="T22"><text:s text:c="4"/></text:span><text:span text:style-name="T22">CPoint </text:span><text:span text:style-name="T23">self</text:span><text:span text:style-name="T22"> = </text:span><text:span text:style-name="T21">this</text:span><text:span text:style-name="T22">;</text:span></text:p>
            <text:p text:style-name="P9"><text:span text:style-name="T22"><text:s text:c="4"/></text:span><text:span text:style-name="T21">return</text:span><text:span text:style-name="T22"> </text:span><text:span text:style-name="T21">new</text:span><text:span text:style-name="T22"> Point(){..</text:span></text:p>
            <text:p text:style-name="P9"><text:span text:style-name="T22"><text:s text:c="6"/></text:span><text:span text:style-name="T21">public</text:span><text:span text:style-name="T22"> CPoint toCPoint(CPoint </text:span><text:span text:style-name="T23">other</text:span><text:span text:style-name="T22">){ </text:span><text:span text:style-name="T21">return</text:span><text:span text:style-name="T22"> </text:span><text:span text:style-name="T23">self</text:span><text:span text:style-name="T22">; }</text:span></text:p>
            <text:p text:style-name="P9"><text:span text:style-name="T22"><text:s text:c="4"/></text:span><text:span text:style-name="T22">};</text:span></text:p>
            <text:p text:style-name="P9"><text:span text:style-name="T22"><text:s text:c="2"/></text:span><text:span text:style-name="T22">}</text:span></text:p>
            <text:p text:style-name="P9"><text:span text:style-name="T2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36.575cm" svg:height="3.817cm" svg:x="2.032cm" svg:y="0.911cm" presentation:class="title">
          <draw:text-box>
            <text:p>Can you tell I’m growing desperate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41.315cm" svg:height="3.817cm" svg:x="5.092cm" svg:y="-0.789cm" presentation:class="title" presentation:user-transformed="true">
          <draw:text-box>
            <text:p>All is still very error prone</text:p>
          </draw:text-box>
        </draw:frame>
        <draw:frame draw:style-name="gr2" draw:text-style-name="P7" draw:layer="layout" svg:width="39.708cm" svg:height="22.143cm" svg:x="0.424cm" svg:y="0.352cm">
          <draw:text-box>
            <text:p text:style-name="P5"><text:span text:style-name="T2">interface</text:span><text:span text:style-name="T3"> Point{</text:span></text:p>
            <text:p text:style-name="P5"><text:span text:style-name="T3"><text:s text:c="2"/></text:span><text:span text:style-name="T2">int</text:span><text:span text:style-name="T3"> x();</text:span></text:p>
            <text:p text:style-name="P5"><text:span text:style-name="T4"><text:s text:c="2"/></text:span><text:span text:style-name="T2">int</text:span><text:span text:style-name="T3"> y();</text:span></text:p>
            <text:p text:style-name="P5"><text:span text:style-name="T3"><text:s text:c="2"/></text:span><text:span text:style-name="T3">Point withX(</text:span><text:span text:style-name="T2">int</text:span><text:span text:style-name="T3"> </text:span><text:span text:style-name="T5">x</text:span><text:span text:style-name="T3">);</text:span></text:p>
            <text:p text:style-name="P5"><text:span text:style-name="T3"><text:s text:c="2"/></text:span><text:span text:style-name="T3">Point withY(</text:span><text:span text:style-name="T2">int</text:span><text:span text:style-name="T3"> </text:span><text:span text:style-name="T5">y</text:span><text:span text:style-name="T3">);</text:span></text:p>
            <text:p text:style-name="P5"><text:span text:style-name="T3"><text:s text:c="2"/></text:span><text:span text:style-name="T3">String id(); </text:span></text:p>
            <text:p text:style-name="P6"><text:span text:style-name="T7"><text:s text:c="2"/></text:span><text:span text:style-name="T8">default</text:span><text:span text:style-name="T7"> Point times(</text:span><text:span text:style-name="T8">int</text:span><text:span text:style-name="T7"> </text:span><text:span text:style-name="T11">r</text:span><text:span text:style-name="T7">){</text:span><text:span text:style-name="T8">return</text:span><text:span text:style-name="T7"> </text:span><text:span text:style-name="T8">this</text:span><text:span text:style-name="T6">//are those two methods the same?</text:span></text:p>
            <text:p text:style-name="P6"><text:span text:style-name="T7"><text:s text:c="4"/></text:span><text:span text:style-name="T7">.withX(</text:span><text:span text:style-name="T8">this</text:span><text:span text:style-name="T9">.x()*</text:span><text:span text:style-name="T10">r</text:span><text:span text:style-name="T9">) <text:s/></text:span></text:p>
            <text:p text:style-name="P6"><text:span text:style-name="T7"><text:s text:c="4"/></text:span><text:span text:style-name="T7">.withY(</text:span><text:span text:style-name="T8">this</text:span><text:span text:style-name="T9">.y()*</text:span><text:span text:style-name="T10">r</text:span><text:span text:style-name="T9">); </text:span></text:p>
            <text:p text:style-name="P5"><text:span text:style-name="T3"><text:s text:c="2"/></text:span><text:span text:style-name="T3">}</text:span></text:p>
            <text:p text:style-name="P6"><text:span text:style-name="T7"><text:s text:c="2"/></text:span><text:span text:style-name="T8">default</text:span><text:span text:style-name="T7"> Point times(</text:span><text:span text:style-name="T8">int</text:span><text:span text:style-name="T7"> </text:span><text:span text:style-name="T11">r</text:span><text:span text:style-name="T7">){</text:span><text:span text:style-name="T8">return</text:span><text:span text:style-name="T7"> </text:span><text:span text:style-name="T8">this</text:span></text:p>
            <text:p text:style-name="P6"><text:span text:style-name="T9"><text:s text:c="4"/></text:span><text:span text:style-name="T9">Point tmp=</text:span><text:span text:style-name="T7"> </text:span><text:span text:style-name="T8">this</text:span><text:span text:style-name="T7">.withX(</text:span><text:span text:style-name="T8">this</text:span><text:span text:style-name="T9">.x()*</text:span><text:span text:style-name="T10">r</text:span><text:span text:style-name="T9">); <text:s text:c="2"/></text:span></text:p>
            <text:p text:style-name="P6"><text:span text:style-name="T9"><text:s text:c="4"/></text:span><text:span text:style-name="T8">return</text:span><text:span text:style-name="T7"> tmp.withY(tmp</text:span><text:span text:style-name="T9">.y()*</text:span><text:span text:style-name="T10">r</text:span><text:span text:style-name="T9">);</text:span></text:p>
            <text:p text:style-name="P6"><text:span text:style-name="T7"><text:s text:c="2"/></text:span><text:span text:style-name="T7">}</text:span></text:p>
            <text:p text:style-name="P6"><text:span text:style-name="T9">}</text:span><text:span text:style-name="T6">//Not in the general case, where withX could return a different kind of Point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ourier New" svg:font-family="'Courier New'"/>
    <style:font-face style:name="Courier New1" svg:font-family="'Courier New'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4.799999237060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35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7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7.900001525878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2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6.575cm" svg:height="3.817cm" svg:x="2.032cm" svg:y="0.911cm" presentation:class="title" presentation:placeholder="true">
        <draw:text-box/>
      </draw:frame>
      <draw:frame presentation:style-name="Default-outline1" draw:layer="backgroundobjects" svg:width="36.575cm" svg:height="13.258cm" svg:x="2.032cm" svg:y="5.349cm" presentation:class="outline" presentation:placeholder="true">
        <draw:text-box/>
      </draw:frame>
      <draw:frame presentation:style-name="Mpr1" draw:text-style-name="MP2" draw:layer="backgroundobjects" svg:width="9.468cm" svg:height="1.576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881cm" svg:height="1.576cm" svg:x="13.898cm" svg:y="20.8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468cm" svg:height="1.576cm" svg:x="29.138cm" svg:y="20.825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7T12:27:39.55</meta:creation-date>
    <meta:editing-duration>PT3H7M17S</meta:editing-duration>
    <meta:editing-cycles>117</meta:editing-cycles>
    <dc:date>2024-01-03T13:59:46.270000000</dc:date>
    <meta:generator>LibreOffice/7.4.3.2$Windows_x86 LibreOffice_project/1048a8393ae2eeec98dff31b5c133c5f1d08b890</meta:generator>
    <meta:document-statistic meta:object-count="98"/>
  </office:meta>
</office:document-meta>
</file>